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DejaVu Sans" svg:font-family="'DejaVu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4c53f7"/>
    </style:style>
    <style:style style:name="P2" style:family="paragraph" style:parent-style-name="Standard">
      <style:text-properties officeooo:paragraph-rsid="00511843"/>
    </style:style>
    <style:style style:name="P3" style:family="paragraph" style:parent-style-name="Text_20_body">
      <style:text-properties officeooo:paragraph-rsid="004c53f7"/>
    </style:style>
    <style:style style:name="P4" style:family="paragraph" style:parent-style-name="Text_20_body">
      <style:text-properties officeooo:paragraph-rsid="00511843"/>
    </style:style>
    <style:style style:name="P5" style:family="paragraph" style:parent-style-name="Text_20_body">
      <style:text-properties style:font-name="Arial" fo:font-size="12pt" style:font-size-asian="12pt" style:font-size-complex="12pt"/>
    </style:style>
    <style:style style:name="P6" style:family="paragraph" style:parent-style-name="Text_20_body">
      <style:text-properties style:font-name="Arial" officeooo:paragraph-rsid="0056e0dc"/>
    </style:style>
    <style:style style:name="P7" style:family="paragraph" style:parent-style-name="Text_20_body">
      <style:text-properties officeooo:paragraph-rsid="00512035"/>
    </style:style>
    <style:style style:name="P8" style:family="paragraph" style:parent-style-name="Text_20_body">
      <style:text-properties officeooo:paragraph-rsid="0053fc16"/>
    </style:style>
    <style:style style:name="P9" style:family="paragraph" style:parent-style-name="Text_20_body">
      <style:text-properties officeooo:paragraph-rsid="0056e0dc"/>
    </style:style>
    <style:style style:name="P10" style:family="paragraph" style:parent-style-name="Text_20_body">
      <style:text-properties officeooo:paragraph-rsid="0057f1d8"/>
    </style:style>
    <style:style style:name="P11" style:family="paragraph" style:parent-style-name="Text_20_body">
      <style:text-properties fo:font-weight="bold"/>
    </style:style>
    <style:style style:name="P12" style:family="paragraph" style:parent-style-name="Preformatted_20_Text">
      <style:paragraph-properties fo:margin-top="0cm" fo:margin-bottom="0.499cm" loext:contextual-spacing="false"/>
    </style:style>
    <style:style style:name="P13" style:family="paragraph" style:parent-style-name="Preformatted_20_Text">
      <style:paragraph-properties fo:margin-top="0cm" fo:margin-bottom="0.499cm" loext:contextual-spacing="false"/>
      <style:text-properties officeooo:paragraph-rsid="0057f1d8"/>
    </style:style>
    <style:style style:name="P14" style:family="paragraph" style:parent-style-name="Standard">
      <style:paragraph-properties fo:margin-top="0cm" fo:margin-bottom="0.499cm" loext:contextual-spacing="false"/>
    </style:style>
    <style:style style:name="P15" style:family="paragraph" style:parent-style-name="Text_20_body">
      <style:paragraph-properties fo:margin-top="0cm" fo:margin-bottom="0.499cm" loext:contextual-spacing="false"/>
    </style:style>
    <style:style style:name="P16" style:family="paragraph" style:parent-style-name="Preformatted_20_Text">
      <style:text-properties officeooo:paragraph-rsid="0057f1d8"/>
    </style:style>
    <style:style style:name="P17"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33333" style:font-name="Arial" fo:font-size="12pt" fo:letter-spacing="normal" fo:font-style="normal" fo:font-weight="normal" style:font-size-asian="12pt" style:font-size-complex="12pt"/>
    </style:styl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Heading_20_3">
      <style:text-properties officeooo:paragraph-rsid="005b1fda"/>
    </style:style>
    <style:style style:name="P21" style:family="paragraph" style:parent-style-name="Heading_20_3">
      <style:text-properties officeooo:paragraph-rsid="005cd452"/>
    </style:style>
    <style:style style:name="P22" style:family="paragraph" style:parent-style-name="Heading_20_3">
      <style:text-properties officeooo:paragraph-rsid="004c53f7"/>
    </style:style>
    <style:style style:name="P23" style:family="paragraph" style:parent-style-name="Preformatted_20_Text">
      <style:text-properties officeooo:paragraph-rsid="004c53f7"/>
    </style:style>
    <style:style style:name="P24" style:family="paragraph" style:parent-style-name="Preformatted_20_Text">
      <style:text-properties officeooo:paragraph-rsid="00615162"/>
    </style:style>
    <style:style style:name="P25" style:family="paragraph" style:parent-style-name="Preformatted_20_Text" style:list-style-name="L14">
      <style:paragraph-properties fo:margin-top="0cm" fo:margin-bottom="0.499cm" loext:contextual-spacing="false"/>
    </style:style>
    <style:style style:name="P26" style:family="paragraph" style:parent-style-name="Preformatted_20_Text">
      <style:paragraph-properties fo:margin-top="0cm" fo:margin-bottom="0.499cm" loext:contextual-spacing="false"/>
      <style:text-properties officeooo:paragraph-rsid="00615162"/>
    </style:style>
    <style:style style:name="P27" style:family="paragraph" style:parent-style-name="Preformatted_20_Text" style:list-style-name="L26">
      <style:paragraph-properties fo:margin-top="0cm" fo:margin-bottom="0.499cm" loext:contextual-spacing="false"/>
      <style:text-properties officeooo:paragraph-rsid="00615162"/>
    </style:style>
    <style:style style:name="P28" style:family="paragraph" style:parent-style-name="Standard">
      <style:paragraph-properties fo:margin-top="0cm" fo:margin-bottom="0.499cm" loext:contextual-spacing="false"/>
      <style:text-properties officeooo:paragraph-rsid="00609049"/>
    </style:style>
    <style:style style:name="P29" style:family="paragraph" style:parent-style-name="Standard">
      <style:paragraph-properties fo:margin-top="0cm" fo:margin-bottom="0.499cm" loext:contextual-spacing="false"/>
      <style:text-properties officeooo:paragraph-rsid="00615162"/>
    </style:style>
    <style:style style:name="P30" style:family="paragraph" style:parent-style-name="Standard">
      <style:text-properties officeooo:paragraph-rsid="00609049"/>
    </style:style>
    <style:style style:name="P31" style:family="paragraph" style:parent-style-name="Standard">
      <style:text-properties officeooo:paragraph-rsid="004c53f7"/>
    </style:style>
    <style:style style:name="P32" style:family="paragraph" style:parent-style-name="Standard">
      <style:text-properties style:font-name="Arial" fo:font-size="12pt" officeooo:paragraph-rsid="004c53f7" style:font-size-asian="12pt" style:font-size-complex="12pt"/>
    </style:style>
    <style:style style:name="P33" style:family="paragraph" style:parent-style-name="Standard">
      <style:text-properties officeooo:paragraph-rsid="00615162"/>
    </style:style>
    <style:style style:name="P34" style:family="paragraph" style:parent-style-name="Standard">
      <style:paragraph-properties fo:break-before="page"/>
      <style:text-properties officeooo:paragraph-rsid="004c53f7"/>
    </style:style>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text-properties officeooo:paragraph-rsid="00609049"/>
    </style:style>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text-properties style:font-name="Arial" fo:font-size="12pt" style:font-size-asian="12pt" style:font-size-complex="12pt"/>
    </style:style>
    <style:style style:name="P42" style:family="paragraph" style:parent-style-name="Text_20_body" style:list-style-name="L11">
      <style:text-properties style:font-name="Arial" fo:font-size="12pt" officeooo:paragraph-rsid="00609049" style:font-size-asian="12pt" style:font-size-complex="12pt"/>
    </style:style>
    <style:style style:name="P43" style:family="paragraph" style:parent-style-name="Text_20_body">
      <style:text-properties style:font-name="Arial" fo:font-size="12pt" officeooo:paragraph-rsid="00609049" style:font-size-asian="12pt" style:font-size-complex="12pt"/>
    </style:style>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text-properties officeooo:paragraph-rsid="00609049"/>
    </style:style>
    <style:style style:name="P48" style:family="paragraph" style:parent-style-name="Text_20_body" style:list-style-name="L15">
      <style:text-properties officeooo:paragraph-rsid="00609049"/>
    </style:style>
    <style:style style:name="P49" style:family="paragraph" style:parent-style-name="Text_20_body" style:list-style-name="L7">
      <style:text-properties officeooo:rsid="00609049" officeooo:paragraph-rsid="00609049"/>
    </style:style>
    <style:style style:name="P50" style:family="paragraph" style:parent-style-name="Text_20_body" style:list-style-name="L16">
      <style:text-properties officeooo:paragraph-rsid="00609049"/>
    </style:style>
    <style:style style:name="P51" style:family="paragraph" style:parent-style-name="Text_20_body" style:list-style-name="L17">
      <style:text-properties officeooo:paragraph-rsid="00609049"/>
    </style:style>
    <style:style style:name="P52" style:family="paragraph" style:parent-style-name="Text_20_body">
      <style:text-properties officeooo:paragraph-rsid="00615162"/>
    </style:style>
    <style:style style:name="P53" style:family="paragraph" style:parent-style-name="Text_20_body">
      <style:text-properties fo:font-weight="bold" officeooo:paragraph-rsid="00615162"/>
    </style:style>
    <style:style style:name="P54" style:family="paragraph" style:parent-style-name="Text_20_body" style:list-style-name="L18">
      <style:text-properties officeooo:paragraph-rsid="00615162"/>
    </style:style>
    <style:style style:name="P55" style:family="paragraph" style:parent-style-name="Text_20_body" style:list-style-name="L23">
      <style:text-properties officeooo:paragraph-rsid="00615162"/>
    </style:style>
    <style:style style:name="P56" style:family="paragraph" style:parent-style-name="Text_20_body" style:list-style-name="L25">
      <style:text-properties officeooo:paragraph-rsid="00615162"/>
    </style:style>
    <style:style style:name="P57" style:family="paragraph" style:parent-style-name="Text_20_body" style:list-style-name="L26">
      <style:text-properties officeooo:paragraph-rsid="00615162"/>
    </style:style>
    <style:style style:name="P5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9"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0"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Arial" fo:font-size="12pt" fo:letter-spacing="normal" fo:font-style="normal" fo:font-weight="normal" style:font-size-asian="12pt" style:font-size-complex="12pt"/>
    </style:style>
    <style:style style:name="P62"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Arial" fo:font-size="12pt" fo:letter-spacing="normal" fo:font-style="normal" fo:font-weight="normal" style:font-size-asian="12pt" style:font-size-complex="12pt"/>
    </style:style>
    <style:style style:name="P63" style:family="paragraph" style:parent-style-name="Text_20_body" style:list-style-name="L1">
      <style:paragraph-properties fo:margin-left="0cm" fo:margin-right="0cm" fo:text-align="start" style:justify-single-word="false" fo:orphans="2" fo:widows="2" fo:text-indent="0cm" style:auto-text-indent="false" fo:padding="0cm" fo:border="none"/>
    </style:style>
    <style:style style:name="P64" style:family="paragraph" style:parent-style-name="Text_20_body" style:list-style-name="L2">
      <style:paragraph-properties fo:margin-left="0cm" fo:margin-right="0cm" fo:text-align="start" style:justify-single-word="false" fo:orphans="2" fo:widows="2" fo:text-indent="0cm" style:auto-text-indent="false" fo:padding="0cm" fo:border="none"/>
    </style:style>
    <style:style style:name="P65" style:family="paragraph" style:parent-style-name="Text_20_body" style:list-style-name="L4">
      <style:paragraph-properties fo:margin-left="0cm" fo:margin-right="0cm" fo:text-align="start" style:justify-single-word="false" fo:orphans="2" fo:widows="2" fo:text-indent="0cm" style:auto-text-indent="false" fo:padding="0cm" fo:border="none"/>
    </style:style>
    <style:style style:name="P66" style:family="paragraph" style:parent-style-name="Text_20_body" style:list-style-name="L3">
      <style:paragraph-properties fo:margin-left="0cm" fo:margin-right="0cm" fo:text-align="start" style:justify-single-word="false" fo:orphans="2" fo:widows="2" fo:text-indent="0cm" style:auto-text-indent="false" fo:padding="0cm" fo:border="none"/>
      <style:text-properties fo:font-variant="normal" fo:text-transform="none" fo:color="#333333" style:font-name="Arial" fo:font-size="12pt" fo:letter-spacing="normal" fo:font-style="normal" fo:font-weight="normal" style:font-size-asian="12pt" style:font-size-complex="12pt"/>
    </style:style>
    <style:style style:name="P67" style:family="paragraph" style:parent-style-name="Text_20_body" style:list-style-name="L5">
      <style:paragraph-properties fo:margin-top="0cm" fo:margin-bottom="0cm" loext:contextual-spacing="false"/>
    </style:style>
    <style:style style:name="P68" style:family="paragraph" style:parent-style-name="Text_20_body" style:list-style-name="L6">
      <style:paragraph-properties fo:margin-top="0cm" fo:margin-bottom="0cm" loext:contextual-spacing="false"/>
    </style:style>
    <style:style style:name="P69" style:family="paragraph" style:parent-style-name="Text_20_body" style:list-style-name="L7">
      <style:paragraph-properties fo:margin-top="0cm" fo:margin-bottom="0cm" loext:contextual-spacing="false"/>
    </style:style>
    <style:style style:name="P70" style:family="paragraph" style:parent-style-name="Text_20_body" style:list-style-name="L8">
      <style:paragraph-properties fo:margin-top="0cm" fo:margin-bottom="0cm" loext:contextual-spacing="false"/>
    </style:style>
    <style:style style:name="P71" style:family="paragraph" style:parent-style-name="Text_20_body" style:list-style-name="L9">
      <style:paragraph-properties fo:margin-top="0cm" fo:margin-bottom="0cm" loext:contextual-spacing="false"/>
    </style:style>
    <style:style style:name="P72" style:family="paragraph" style:parent-style-name="Text_20_body" style:list-style-name="L10">
      <style:paragraph-properties fo:margin-top="0cm" fo:margin-bottom="0cm" loext:contextual-spacing="false"/>
    </style:style>
    <style:style style:name="P73" style:family="paragraph" style:parent-style-name="Text_20_body" style:list-style-name="L11">
      <style:paragraph-properties fo:margin-top="0cm" fo:margin-bottom="0cm" loext:contextual-spacing="false"/>
      <style:text-properties style:font-name="Arial" fo:font-size="12pt" style:font-size-asian="12pt" style:font-size-complex="12pt"/>
    </style:style>
    <style:style style:name="P74" style:family="paragraph" style:parent-style-name="Text_20_body" style:list-style-name="L11">
      <style:paragraph-properties fo:margin-top="0cm" fo:margin-bottom="0cm" loext:contextual-spacing="false"/>
      <style:text-properties style:font-name="Arial" fo:font-size="12pt" officeooo:paragraph-rsid="00609049" style:font-size-asian="12pt" style:font-size-complex="12pt"/>
    </style:style>
    <style:style style:name="P75" style:family="paragraph" style:parent-style-name="Text_20_body" style:list-style-name="L12">
      <style:paragraph-properties fo:margin-top="0cm" fo:margin-bottom="0cm" loext:contextual-spacing="false"/>
    </style:style>
    <style:style style:name="P76" style:family="paragraph" style:parent-style-name="Text_20_body" style:list-style-name="L14">
      <style:paragraph-properties fo:margin-top="0cm" fo:margin-bottom="0cm" loext:contextual-spacing="false"/>
    </style:style>
    <style:style style:name="P77" style:family="paragraph" style:parent-style-name="Text_20_body" style:list-style-name="L15">
      <style:paragraph-properties fo:margin-top="0cm" fo:margin-bottom="0cm" loext:contextual-spacing="false"/>
      <style:text-properties officeooo:paragraph-rsid="00609049"/>
    </style:style>
    <style:style style:name="P78" style:family="paragraph" style:parent-style-name="Text_20_body" style:list-style-name="L16">
      <style:paragraph-properties fo:margin-top="0cm" fo:margin-bottom="0cm" loext:contextual-spacing="false"/>
      <style:text-properties officeooo:paragraph-rsid="00609049"/>
    </style:style>
    <style:style style:name="P79" style:family="paragraph" style:parent-style-name="Text_20_body" style:list-style-name="L17">
      <style:paragraph-properties fo:margin-top="0cm" fo:margin-bottom="0cm" loext:contextual-spacing="false"/>
      <style:text-properties officeooo:paragraph-rsid="00609049"/>
    </style:style>
    <style:style style:name="P80" style:family="paragraph" style:parent-style-name="Text_20_body" style:list-style-name="L18">
      <style:paragraph-properties fo:margin-top="0cm" fo:margin-bottom="0cm" loext:contextual-spacing="false"/>
      <style:text-properties officeooo:paragraph-rsid="00615162"/>
    </style:style>
    <style:style style:name="P81" style:family="paragraph" style:parent-style-name="Text_20_body" style:list-style-name="L24">
      <style:paragraph-properties fo:margin-top="0cm" fo:margin-bottom="0cm" loext:contextual-spacing="false"/>
      <style:text-properties officeooo:paragraph-rsid="00615162"/>
    </style:style>
    <style:style style:name="P82" style:family="paragraph" style:parent-style-name="Text_20_body" style:list-style-name="L26">
      <style:paragraph-properties fo:margin-top="0cm" fo:margin-bottom="0cm" loext:contextual-spacing="false"/>
      <style:text-properties officeooo:paragraph-rsid="00615162"/>
    </style:style>
    <style:style style:name="P83" style:family="paragraph" style:parent-style-name="Text_20_body">
      <style:paragraph-properties fo:margin-top="0cm" fo:margin-bottom="0.499cm" loext:contextual-spacing="false"/>
      <style:text-properties officeooo:paragraph-rsid="00615162"/>
    </style:style>
    <style:style style:name="T1" style:family="text">
      <style:text-properties fo:font-variant="normal" fo:text-transform="none" fo:color="#3527b6" style:text-line-through-style="none" style:text-line-through-type="none" style:font-name="Arial" fo:font-size="12pt" fo:letter-spacing="normal" fo:language="ru" fo:country="RU" fo:font-style="normal" style:text-underline-style="none" fo:font-weight="normal" officeooo:rsid="004c53f7" style:text-blinking="false" fo:background-color="transparent" loext:char-shading-value="0" style:font-size-asian="12pt" style:font-size-complex="12pt"/>
    </style:style>
    <style:style style:name="T2" style:family="text">
      <style:text-properties fo:font-variant="normal" fo:text-transform="none" fo:color="#3527b6" style:text-line-through-style="none" style:text-line-through-type="none" style:font-name="Arial" fo:font-size="12pt" fo:letter-spacing="normal" fo:language="ru" fo:country="RU" fo:font-style="normal" style:text-underline-style="none" fo:font-weight="normal" officeooo:rsid="004c53f7" style:text-blinking="false" fo:background-color="transparent" loext:char-shading-value="0" style:font-size-asian="12pt" style:font-size-complex="12pt" loext:padding="0cm" loext:border="none"/>
    </style:style>
    <style:style style:name="T3" style:family="text">
      <style:text-properties fo:font-variant="normal" fo:text-transform="none" fo:color="#3527b6" style:text-line-through-style="none" style:text-line-through-type="none" style:font-name="Arial" fo:font-size="12pt" fo:letter-spacing="normal" fo:language="ru" fo:country="RU" fo:font-style="normal" style:text-underline-style="none" fo:font-weight="normal" officeooo:rsid="004c53f7" style:text-blinking="false" fo:background-color="#ffffff" loext:char-shading-value="0" style:font-size-asian="12pt" style:font-size-complex="12pt"/>
    </style:style>
    <style:style style:name="T4" style:family="text">
      <style:text-properties fo:font-variant="normal" fo:text-transform="none" fo:color="#3527b6"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size-complex="12pt"/>
    </style:style>
    <style:style style:name="T5" style:family="text">
      <style:text-properties fo:font-variant="normal" fo:text-transform="none" fo:color="#333333" style:font-name="Arial" fo:font-size="12pt" fo:letter-spacing="normal" fo:language="ru" fo:country="RU" officeooo:rsid="004c53f7" style:font-size-asian="12pt" style:font-size-complex="12pt"/>
    </style:style>
    <style:style style:name="T6" style:family="text">
      <style:text-properties fo:font-variant="normal" fo:text-transform="none" fo:color="#333333" style:font-name="Arial" fo:font-size="12pt" fo:letter-spacing="normal" fo:language="ru" fo:country="RU" fo:font-style="normal" fo:font-weight="normal" officeooo:rsid="004c53f7" style:font-size-asian="12pt" style:font-size-complex="12pt"/>
    </style:style>
    <style:style style:name="T7" style:family="text">
      <style:text-properties fo:font-variant="normal" fo:text-transform="none" fo:color="#333333" style:font-name="Arial" fo:font-size="12pt" fo:letter-spacing="normal" fo:language="ru" fo:country="RU" fo:font-style="normal" fo:font-weight="normal" officeooo:rsid="00512035" style:font-size-asian="12pt" style:font-size-complex="12pt"/>
    </style:style>
    <style:style style:name="T8" style:family="text">
      <style:text-properties fo:font-variant="normal" fo:text-transform="none" fo:color="#333333" style:font-name="Arial" fo:font-size="12pt" fo:letter-spacing="normal" fo:language="ru" fo:country="RU" fo:font-style="normal" fo:font-weight="normal" officeooo:rsid="004c53f7" fo:background-color="#ffffff" loext:char-shading-value="0" style:font-size-asian="12pt" style:font-size-complex="12pt" loext:padding="0cm" loext:border="none"/>
    </style:style>
    <style:style style:name="T9" style:family="text">
      <style:text-properties fo:font-variant="normal" fo:text-transform="none" fo:color="#333333" style:font-name="Arial" fo:font-size="12pt" fo:letter-spacing="normal" fo:language="ru" fo:country="RU" fo:font-style="normal" fo:font-weight="normal" officeooo:rsid="004c53f7" fo:background-color="#ffffcc" loext:char-shading-value="0" style:font-size-asian="12pt" style:font-size-complex="12pt" loext:padding="0cm" loext:border="none"/>
    </style:style>
    <style:style style:name="T10" style:family="text">
      <style:text-properties fo:font-variant="normal" fo:text-transform="none" fo:color="#333333" style:font-name="Arial" fo:font-size="12pt" fo:letter-spacing="normal" fo:language="ru" fo:country="RU" fo:font-style="normal" fo:font-weight="bold" officeooo:rsid="004c53f7" style:font-size-asian="12pt" style:font-size-complex="12pt"/>
    </style:style>
    <style:style style:name="T11" style:family="text">
      <style:text-properties fo:font-variant="normal" fo:text-transform="none" fo:color="#333333" style:font-name="Arial" fo:font-size="12pt" fo:letter-spacing="normal" fo:language="ru" fo:country="RU" fo:font-style="normal" fo:font-weight="bold" officeooo:rsid="004c53f7" style:font-size-asian="12pt" style:font-weight-asian="bold" style:font-size-complex="12pt" style:font-weight-complex="bold"/>
    </style:style>
    <style:style style:name="T12" style:family="text">
      <style:text-properties fo:font-variant="normal" fo:text-transform="none" fo:color="#333333" style:font-name="Arial" fo:font-size="12pt" fo:letter-spacing="normal" fo:language="ru" fo:country="RU" fo:font-style="normal" fo:font-weight="bold" officeooo:rsid="004c53f7" fo:background-color="#ffffff" loext:char-shading-value="0" style:font-size-asian="12pt" style:font-weight-asian="bold" style:font-size-complex="12pt" style:font-weight-complex="bold" loext:padding="0cm" loext:border="none"/>
    </style:style>
    <style:style style:name="T13" style:family="text">
      <style:text-properties fo:font-variant="normal" fo:text-transform="none" fo:color="#333333" style:font-name="Arial" fo:font-size="12pt" fo:letter-spacing="normal" fo:font-style="normal" fo:font-weight="normal" style:font-size-asian="12pt" style:font-size-complex="12pt"/>
    </style:style>
    <style:style style:name="T14" style:family="text">
      <style:text-properties fo:font-variant="normal" fo:text-transform="none" fo:color="#333333" style:font-name="Arial" fo:font-size="12pt" fo:letter-spacing="normal" fo:font-style="normal" fo:font-weight="normal" fo:background-color="transparent" loext:char-shading-value="0" style:font-size-asian="12pt" style:font-size-complex="12pt" loext:padding="0cm" loext:border="none"/>
    </style:style>
    <style:style style:name="T15" style:family="text">
      <style:text-properties fo:font-variant="normal" fo:text-transform="none" fo:color="#333333" style:font-name="Arial" fo:font-size="15pt" fo:letter-spacing="normal" fo:language="ru" fo:country="RU" fo:font-style="normal" fo:font-weight="bold" officeooo:rsid="004c53f7" style:font-size-asian="15pt" style:font-size-complex="15pt"/>
    </style:style>
    <style:style style:name="T16" style:family="text">
      <style:text-properties fo:font-size="12pt" style:font-size-asian="12pt" style:font-size-complex="12pt"/>
    </style:style>
    <style:style style:name="T17" style:family="text">
      <style:text-properties fo:font-size="12pt" fo:font-weight="bold" style:font-size-asian="12pt" style:font-size-complex="12pt"/>
    </style:style>
    <style:style style:name="T18" style:family="text">
      <style:text-properties fo:font-weight="bold"/>
    </style:style>
    <style:style style:name="T19" style:family="text">
      <style:text-properties style:font-name="Arial"/>
    </style:style>
    <style:style style:name="T20" style:family="text">
      <style:text-properties style:font-name="Arial" fo:font-size="12pt" fo:language="ru" fo:country="RU" officeooo:rsid="004c53f7" style:font-size-asian="12pt" style:font-size-complex="12pt"/>
    </style:style>
    <style:style style:name="T21" style:family="text">
      <style:text-properties style:font-name="Arial" fo:font-size="12pt" style:font-size-asian="12pt" style:font-size-complex="12pt"/>
    </style:style>
    <style:style style:name="T22" style:family="text">
      <style:text-properties style:font-name="Arial" fo:font-size="12pt" fo:font-weight="bold" style:font-size-asian="12pt" style:font-size-complex="12pt"/>
    </style:style>
    <style:style style:name="T23" style:family="text">
      <style:text-properties style:font-name="Arial" fo:font-size="15pt" fo:language="ru" fo:country="RU" officeooo:rsid="004c53f7" style:font-size-asian="15pt" style:font-size-complex="15pt"/>
    </style:style>
    <style:style style:name="T24" style:family="text">
      <style:text-properties style:font-name="Arial" officeooo:rsid="0053fc16"/>
    </style:style>
    <style:style style:name="T25" style:family="text">
      <style:text-properties style:font-name="Arial" fo:language="en" fo:country="US" officeooo:rsid="0053fc16"/>
    </style:style>
    <style:style style:name="T26" style:family="text">
      <style:text-properties style:font-name="Arial"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ource_20_Text"><text:span text:style-name="T24">К</text:span></text:span><text:span text:style-name="Source_20_Text"><text:span text:style-name="T19">ритерии </text:span></text:span><text:span text:style-name="Source_20_Text"><text:span text:style-name="T24">верстки — уровень </text:span></text:span><text:span text:style-name="Source_20_Text"><text:span text:style-name="T25">Pro</text:span></text:span></text:h>
      <text:h text:style-name="Heading_20_3" text:outline-level="3"><text:span text:style-name="Source_20_Text"><text:span text:style-name="T15">Разметка</text:span></text:span><text:span text:style-name="Source_20_Text"><text:span text:style-name="T23"> </text:span></text:span></text:h>
      <text:p text:style-name="P8"><text:span text:style-name="Source_20_Text"><text:span text:style-name="T23"/></text:span></text:p>
      <text:p text:style-name="P4"><text:a xlink:type="simple" xlink:href="https://up.htmlacademy.ru/adaptive/18/criteries#b1" text:style-name="Internet_20_link" text:visited-style-name="Visited_20_Internet_20_Link"><text:span text:style-name="Source_20_Text">Б1.</text:span></text:a><text:span text:style-name="Source_20_Text"><text:span text:style-name="T20"> Выполнена HTML-разметка всех страниц проекта и всех элементов на этих страницах.</text:span></text:span></text:p>
      <text:p text:style-name="P4"><text:a xlink:type="simple" xlink:href="https://up.htmlacademy.ru/adaptive/18/criteries#b2" text:style-name="Internet_20_link" text:visited-style-name="Visited_20_Internet_20_Link"><text:span text:style-name="Source_20_Text"><text:span text:style-name="T1">Б2.</text:span></text:span></text:a><text:span text:style-name="Source_20_Text"><text:span text:style-name="T5"> </text:span></text:span><text:span text:style-name="Source_20_Text"><text:span text:style-name="T6">Грубые ошибки в разметке отсутствуют.</text:span></text:span><text:span text:style-name="Source_20_Text"><text:span text:style-name="T20"> </text:span></text:span></text:p>
      <text:p text:style-name="P4"><text:span text:style-name="Source_20_Text"><text:span text:style-name="T10">Грубые ошибки:</text:span></text:span></text:p>
      <text:list xml:id="list4278096332" text:style-name="L1">
        <text:list-item>
          <text:p text:style-name="P58"><text:span text:style-name="T13">Ссылки сделаны не тегом </text:span><text:span text:style-name="Source_20_Text"><text:span text:style-name="T14">&lt;a&gt;</text:span></text:span><text:span text:style-name="T13">, а другими тегами;</text:span></text:p>
        </text:list-item>
        <text:list-item>
          <text:p text:style-name="P61">Использование строчных элементов для создания крупных (сеточных) блоков;</text:p>
        </text:list-item>
        <text:list-item>
          <text:p text:style-name="P63"><text:span text:style-name="T13">Абзацы сделаны не тегами </text:span><text:span text:style-name="Source_20_Text"><text:span text:style-name="T14">&lt;p&gt;</text:span></text:span><text:span text:style-name="T13">, а </text:span><text:span text:style-name="Source_20_Text"><text:span text:style-name="T14">&lt;br&gt;&lt;br&gt;</text:span></text:span><text:span text:style-name="T13">.</text:span></text:p>
        </text:list-item>
      </text:list>
      <text:p text:style-name="P4"><text:span text:style-name="Source_20_Text"><text:span text:style-name="T10">Негрубые ошибки:</text:span></text:span></text:p>
      <text:list xml:id="list2121099195" text:style-name="L2">
        <text:list-item>
          <text:p text:style-name="P64"><text:span text:style-name="T13">Отсутствие семантических тегов </text:span><text:span text:style-name="Source_20_Text"><text:span text:style-name="T14">&lt;header&gt;</text:span></text:span><text:span text:style-name="T13">, </text:span><text:span text:style-name="Source_20_Text"><text:span text:style-name="T14">&lt;footer&gt;</text:span></text:span><text:span text:style-name="T13">, </text:span><text:span text:style-name="Source_20_Text"><text:span text:style-name="T14">&lt;section&gt;</text:span></text:span><text:span text:style-name="T13"> и других.</text:span></text:p>
        </text:list-item>
      </text:list>
      <text:p text:style-name="P7"><text:span text:style-name="Source_20_Text"><text:span text:style-name="Strong_20_Emphasis"><text:span text:style-name="T11">Важно</text:span></text:span></text:span><text:span text:style-name="Source_20_Text"><text:span text:style-name="T11">: </text:span></text:span><text:span text:style-name="Source_20_Text"><text:span text:style-name="T6">тег </text:span></text:span><text:span text:style-name="Source_20_Text"><text:span text:style-name="T8">&lt;a&gt;</text:span></text:span><text:span text:style-name="Source_20_Text"><text:span text:style-name="T5"> — </text:span></text:span><text:span text:style-name="Source_20_Text"><text:span text:style-name="T6">элемент c </text:span></text:span><text:a xlink:type="simple" xlink:href="https://www.w3.org/TR/html/dom.html#transparent" text:style-name="Internet_20_link" text:visited-style-name="Visited_20_Internet_20_Link"><text:span text:style-name="Source_20_Text"><text:span text:style-name="T3">«прозрачной» моделью содержимого</text:span></text:span></text:a><text:span text:style-name="Source_20_Text"><text:span text:style-name="T6">. Поэтому если </text:span></text:span><text:span text:style-name="Source_20_Text"><text:span text:style-name="T8">&lt;a&gt;</text:span></text:span><text:span text:style-name="Source_20_Text"><text:span text:style-name="T5"> </text:span></text:span><text:span text:style-name="Source_20_Text"><text:span text:style-name="T6">вложен в элемент с фразовым содержимым, например в </text:span></text:span><text:span text:style-name="Source_20_Text"><text:span text:style-name="T8">&lt;span&gt;</text:span></text:span><text:span text:style-name="Source_20_Text"><text:span text:style-name="T6">, то внутри самого </text:span></text:span><text:span text:style-name="Source_20_Text"><text:span text:style-name="T8">&lt;a&gt;</text:span></text:span><text:span text:style-name="Source_20_Text"><text:span text:style-name="T5"> </text:span></text:span><text:span text:style-name="Source_20_Text"><text:span text:style-name="T6">может быть только фразовый контент.</text:span></text:span></text:p>
      <text:p text:style-name="P7"><text:span text:style-name="Source_20_Text"><text:span text:style-name="T7">Е</text:span></text:span><text:span text:style-name="Source_20_Text"><text:span text:style-name="T6">сли </text:span></text:span><text:span text:style-name="Source_20_Text"><text:span text:style-name="T8">&lt;a&gt;</text:span></text:span><text:span text:style-name="Source_20_Text"><text:span text:style-name="T5"> </text:span></text:span><text:span text:style-name="Source_20_Text"><text:span text:style-name="T6">вложен в элемент с потоковым содержимым, например в </text:span></text:span><text:span text:style-name="Source_20_Text"><text:span text:style-name="T8">&lt;div&gt;</text:span></text:span><text:span text:style-name="Source_20_Text"><text:span text:style-name="T6">, то и содержимое у </text:span></text:span><text:span text:style-name="Source_20_Text"><text:span text:style-name="T8">&lt;a&gt;</text:span></text:span><text:span text:style-name="Source_20_Text"><text:span text:style-name="T5"> </text:span></text:span><text:span text:style-name="Source_20_Text"><text:span text:style-name="T6">может быть потоковое, </text:span></text:span><text:span text:style-name="Source_20_Text"><text:span text:style-name="T11">включая другой </text:span></text:span><text:span text:style-name="Source_20_Text"><text:span text:style-name="T12">&lt;div&gt;</text:span></text:span><text:span text:style-name="Source_20_Text"><text:span text:style-name="T6">.</text:span></text:span><text:span text:style-name="Source_20_Text"><text:span text:style-name="T20"> </text:span></text:span></text:p>
      <text:p text:style-name="P7"><text:span text:style-name="Source_20_Text"><text:span text:style-name="T20"/></text:span></text:p>
      <text:p text:style-name="P4"><text:a xlink:type="simple" xlink:href="https://up.htmlacademy.ru/adaptive/18/criteries#b3" text:style-name="Internet_20_link" text:visited-style-name="Visited_20_Internet_20_Link"><text:span text:style-name="Source_20_Text"><text:span text:style-name="T1">Б3.</text:span></text:span></text:a><text:span text:style-name="Source_20_Text"><text:span text:style-name="T5"> </text:span></text:span><text:span text:style-name="Source_20_Text"><text:span text:style-name="T6">Документ проходит проверку на валидность </text:span></text:span><text:a xlink:type="simple" xlink:href="https://validator.w3.org/nu/" text:style-name="Internet_20_link" text:visited-style-name="Visited_20_Internet_20_Link"><text:span text:style-name="Source_20_Text"><text:span text:style-name="T1">https://validator.w3.org/nu/</text:span></text:span></text:a><text:span text:style-name="Source_20_Text"><text:span text:style-name="T6">.</text:span></text:span><text:span text:style-name="Source_20_Text"><text:span text:style-name="T20"> </text:span></text:span></text:p>
      <text:p text:style-name="P6">При подготовке этого критерия могут возникнуть ошибки, связанные с подключаемыми модулями: шрифты из Google Fonts, WebFont.ru или интерактивные карты.</text:p>
      <text:p text:style-name="P9"><text:span text:style-name="T19">Чтобы автоматическая проверка при получении допуска прошла успешно, такие ошибки нужно исправить: например, если ошибки связаны с атрибутами вставленной с помощью </text:span><text:span text:style-name="Source_20_Text"><text:span text:style-name="T19">iframe</text:span></text:span><text:span text:style-name="T19"> карты (</text:span><text:span text:style-name="Source_20_Text"><text:span text:style-name="T19">frameborder="0"</text:span></text:span><text:span text:style-name="T19">, </text:span><text:span text:style-name="Source_20_Text"><text:span text:style-name="T19">width="100%"</text:span></text:span><text:span text:style-name="T19">), то необходимо их удалить и использовать соответсвующие CSS для этого </text:span><text:span text:style-name="Source_20_Text"><text:span text:style-name="T19">iframe</text:span></text:span><text:span text:style-name="T19">.</text:span></text:p>
      <text:p text:style-name="P9"><text:span text:style-name="Source_20_Text"><text:span text:style-name="T20">Ошибками не стоит считать замечания, помеченные валидатором как warning.</text:span></text:span></text:p>
      <text:p text:style-name="P4"><text:a xlink:type="simple" xlink:href="https://up.htmlacademy.ru/adaptive/18/criteries#b4" text:style-name="Internet_20_link" text:visited-style-name="Visited_20_Internet_20_Link"><text:span text:style-name="Source_20_Text"><text:span text:style-name="T3">Б4.</text:span></text:span></text:a><text:span text:style-name="Source_20_Text"><text:span text:style-name="T5"> </text:span></text:span><text:span text:style-name="Source_20_Text"><text:span text:style-name="T6">В разметке отсутствует дублирование кода для одного и того же элемента, с помощью которого элемент отображается в разных местах страницы на разных версиях: мобильной, десктопной, планшетной. Этот критерий не касается элементов, которые скрываются или показываются в разных версиях.</text:span></text:span></text:p>
      <text:p text:style-name="P4"><text:span text:style-name="Source_20_Text"><text:span text:style-name="T10">Неверно:</text:span></text:span></text:p>
      <text:p text:style-name="Preformatted_20_Text"><text:span text:style-name="Source_20_Text">&lt;div class="block </text:span><text:span text:style-name="Source_20_Text"><text:span text:style-name="T18">block--for-mobile</text:span></text:span><text:span text:style-name="Source_20_Text">"&gt;</text:span></text:p>
      <text:p text:style-name="Preformatted_20_Text"><text:span text:style-name="Source_20_Text"><text:s text:c="2"/>&lt;h2 class="block__title"&gt;Заголовок&lt;/h2&gt;</text:span></text:p>
      <text:p text:style-name="Preformatted_20_Text"><text:span text:style-name="Source_20_Text"><text:s text:c="2"/>&lt;p class="block__text"&gt;Произвольный текст&lt;/p&gt;</text:span></text:p>
      <text:p text:style-name="Preformatted_20_Text"><text:span text:style-name="Source_20_Text">&lt;/div&gt;</text:span></text:p>
      <text:p text:style-name="Preformatted_20_Text"/>
      <text:p text:style-name="Preformatted_20_Text"><text:span text:style-name="Source_20_Text">&lt;div class="block </text:span><text:span text:style-name="Source_20_Text"><text:span text:style-name="T18">block--for-desktop</text:span></text:span><text:span text:style-name="Source_20_Text">"&gt;</text:span></text:p>
      <text:p text:style-name="Preformatted_20_Text"><text:span text:style-name="Source_20_Text"><text:s text:c="2"/>&lt;h2 class="block__title"&gt;Заголовок&lt;/h2&gt;</text:span></text:p>
      <text:p text:style-name="Preformatted_20_Text"><text:span text:style-name="Source_20_Text"><text:s text:c="2"/>&lt;p class="block__text"&gt;Произвольный текст&lt;/p&gt;</text:span></text:p>
      <text:p text:style-name="P12"><text:span text:style-name="Source_20_Text">&lt;/div&gt;</text:span></text:p>
      <text:p text:style-name="P4"><text:span text:style-name="Source_20_Text"><text:span text:style-name="T6"/></text:span></text:p>
      <text:p text:style-name="P2"><text:soft-page-break/><text:a xlink:type="simple" xlink:href="https://up.htmlacademy.ru/adaptive/18/criteries#b5" text:style-name="Internet_20_link" text:visited-style-name="Visited_20_Internet_20_Link"><text:span text:style-name="Source_20_Text"><text:span text:style-name="T2">Б5.</text:span></text:span></text:a><text:span text:style-name="Source_20_Text"><text:span text:style-name="T9"> Отсутствуют типовые ошибки в разметке по методологии.</text:span></text:span></text:p>
      <text:list xml:id="list2540587305" text:style-name="L3">
        <text:list-header>
          <text:p text:style-name="P62"/>
        </text:list-header>
        <text:list-item>
          <text:p text:style-name="P59"><text:span text:style-name="T13">Создание элемента без родительского блока. Это означает, что не может быть элемента </text:span><text:span text:style-name="Source_20_Text"><text:span text:style-name="T14">block__element</text:span></text:span><text:span text:style-name="T13">, если выше по дереву нет DOM-элемента с именем </text:span><text:span text:style-name="Source_20_Text"><text:span text:style-name="T14">block</text:span></text:span><text:span text:style-name="T13">.</text:span></text:p>
        </text:list-item>
        <text:list-item>
          <text:p text:style-name="P66">Создание элемента для элемента.</text:p>
        </text:list-item>
        <text:list-item>
          <text:p text:style-name="P66">Создание модификатора для модификатора. </text:p>
        </text:list-item>
        <text:list-item>
          <text:p text:style-name="P66">Использование модификатора без блока или элемента, который он модифицирует (при использовании модификатора у тега должно быть как минимум два класса: класс блока/элемента и класс модификатора). </text:p>
        </text:list-item>
        <text:list-item>
          <text:p text:style-name="P66">Допустимые стили именования БЭМ-сущностей:</text:p>
        </text:list-item>
      </text:list>
      <text:list xml:id="list4077779090" text:style-name="L4">
        <text:list-item>
          <text:p text:style-name="P60"><text:a xlink:type="simple" xlink:href="https://ru.bem.info/methodology/naming-convention/#Стиль-two-dashes" text:style-name="Internet_20_link" text:visited-style-name="Visited_20_Internet_20_Link"><text:span text:style-name="T4">Международный</text:span></text:a><text:span text:style-name="T13">: </text:span><text:span text:style-name="Source_20_Text"><text:span text:style-name="T14">block__elem--mod</text:span></text:span></text:p>
        </text:list-item>
        <text:list-item>
          <text:p text:style-name="P65"><text:a xlink:type="simple" xlink:href="https://ru.bem.info/methodology/naming-convention/#Правила-формирования-имен" text:style-name="Internet_20_link" text:visited-style-name="Visited_20_Internet_20_Link"><text:span text:style-name="T4">Классический</text:span></text:a><text:span text:style-name="T13">: </text:span><text:span text:style-name="Source_20_Text"><text:span text:style-name="T14">block__elem_mod</text:span></text:span><text:span text:style-name="T13"> или </text:span><text:span text:style-name="Source_20_Text"><text:span text:style-name="T14">block__elem_mod_value</text:span></text:span></text:p>
        </text:list-item>
      </text:list>
      <text:p text:style-name="P17"/>
      <text:p text:style-name="P10"><text:a xlink:type="simple" xlink:href="https://up.htmlacademy.ru/adaptive/18/criteries#b32" text:style-name="Internet_20_link" text:visited-style-name="Visited_20_Internet_20_Link"><text:span text:style-name="Source_20_Text"><text:span text:style-name="T21">Б32.</text:span></text:span></text:a><text:span text:style-name="Source_20_Text"><text:span text:style-name="T21"> Названия полей форм привязаны к своим полям с помощью &lt;label&gt;. </text:span></text:span></text:p>
      <text:p text:style-name="P10"><text:span text:style-name="Source_20_Text"><text:span text:style-name="T21">Для улучшения взаимодействия пользователя с элементами форм должна быть реализована активация поля при нажатии на его описание. Для этого необходимо связывать элемент формы с его описанием, используя тег &lt;/label&gt; и идентификаторы.</text:span></text:span></text:p>
      <text:p text:style-name="P10"><text:span text:style-name="T26">Верно:</text:span><text:span text:style-name="T19"> элемент формы </text:span><text:span text:style-name="Source_20_Text"><text:span text:style-name="T19">radio</text:span></text:span><text:span text:style-name="T19"> связан с его описанием через идентификатор.</text:span></text:p>
      <text:p text:style-name="P16"><text:span text:style-name="Source_20_Text"><text:span text:style-name="T19">&lt;input type="radio" id="spb"&gt;</text:span></text:span></text:p>
      <text:p text:style-name="P13"><text:span text:style-name="Source_20_Text"><text:span text:style-name="T19">&lt;label for="spb"&gt;Санкт-Петербург&lt;/label&gt;</text:span></text:span></text:p>
      <text:p text:style-name="P10"><text:span text:style-name="T26">Верно:</text:span><text:span text:style-name="T19"> элемент формы </text:span><text:span text:style-name="Source_20_Text"><text:span text:style-name="T19">radio</text:span></text:span><text:span text:style-name="T19"> и подпись обёрнуты в </text:span><text:span text:style-name="Source_20_Text"><text:span text:style-name="T19">&lt;label&gt;</text:span></text:span></text:p>
      <text:p text:style-name="P16"><text:span text:style-name="Source_20_Text"><text:span text:style-name="T19">&lt;label&gt;</text:span></text:span></text:p>
      <text:p text:style-name="P16"><text:span text:style-name="Source_20_Text"><text:span text:style-name="T19"><text:s text:c="2"/>&lt;input type="radio"&gt; Санкт-Петербург</text:span></text:span></text:p>
      <text:p text:style-name="P13"><text:span text:style-name="Source_20_Text"><text:span text:style-name="T19">&lt;/label&gt;</text:span></text:span></text:p>
      <text:h text:style-name="Heading_20_2" text:outline-level="2"><text:span text:style-name="Source_20_Text">Стилизация</text:span></text:h>
      <text:p text:style-name="P1"><text:a xlink:type="simple" xlink:href="https://up.htmlacademy.ru/adaptive/18/criteries#b6" text:style-name="Internet_20_link" text:visited-style-name="Visited_20_Internet_20_Link"><text:span text:style-name="Source_20_Text"><text:span text:style-name="T21">Б6.</text:span></text:span></text:a><text:span text:style-name="Source_20_Text"><text:span text:style-name="T21"> Раскладка блоков на странице сделана с помощью флексбоксов. </text:span></text:span></text:p>
      <text:p text:style-name="P3"><text:span text:style-name="Source_20_Text"><text:span text:style-name="T21">Использование тега </text:span></text:span><text:span text:style-name="Source_20_Text"><text:span text:style-name="T16">&lt;table&gt;</text:span></text:span><text:span text:style-name="Source_20_Text"><text:span text:style-name="T21"> и блоков с абсолютным позиционированием недопустимо. </text:span></text:span><text:span text:style-name="Source_20_Text"><text:span text:style-name="T16">&lt;table&gt;</text:span></text:span><text:span text:style-name="Source_20_Text"><text:span text:style-name="T21"> является устаревшим методом построения сеток, а элементы с абсолютным позиционированием вырываются из общего потока. Допускается использование этих методов для создания декоративных элементов и модальных окон.</text:span></text:span></text:p>
      <text:p text:style-name="Text_20_body">Использовать табличную раскладку блоков с применением свойств <text:span text:style-name="Source_20_Text">display: table</text:span>, <text:span text:style-name="Source_20_Text">display: table-row</text:span>, <text:span text:style-name="Source_20_Text">display: table-cell</text:span> и так далее не запрещено.</text:p>
      <text:p text:style-name="P28"><text:a xlink:type="simple" xlink:href="https://up.htmlacademy.ru/adaptive/18/criteries#b7" text:style-name="Internet_20_link" text:visited-style-name="Visited_20_Internet_20_Link">Б7.</text:a> В CSS отсутствует <text:span text:style-name="Source_20_Text">!important</text:span>.</text:p>
      <text:p text:style-name="P28">Допускается использование <text:span text:style-name="Source_20_Text">!important</text:span> при обосновании его необходимости в комментарии.</text:p>
      <text:p text:style-name="P14"><text:a xlink:type="simple" xlink:href="https://up.htmlacademy.ru/adaptive/18/criteries#b8" text:style-name="Internet_20_link" text:visited-style-name="Visited_20_Internet_20_Link">Б8.</text:a> Подключены правильные шрифты, их размеры, цвет и толщина равны соответствующим параметрам в макетах и техническом задании.</text:p>
      <text:p text:style-name="Text_20_body">Необходимо, чтобы в личном проекте использовались именно те шрифты, которые указаны в макете. При этом их размеры, цвета, и жирность должны быть равны соответствующим параметрам в макетах и техническом задании.</text:p>
      <text:p text:style-name="P14"><text:soft-page-break/><text:a xlink:type="simple" xlink:href="https://up.htmlacademy.ru/adaptive/18/criteries#b9" text:style-name="Internet_20_link" text:visited-style-name="Visited_20_Internet_20_Link">Б9.</text:a> Нестандартные шрифты подключены локально. Формат шрифтов должен быть <text:span text:style-name="Source_20_Text">woff</text:span> и <text:span text:style-name="Source_20_Text">woff2</text:span>.</text:p>
      <text:p text:style-name="Text_20_body">Все нестандартные шрифты должны быть подключены в CSS из папки <text:span text:style-name="Source_20_Text">fonts</text:span> с помощью правила <text:span text:style-name="Source_20_Text">@font-face</text:span>. Подключаемые шрифты должны быть в форматах <text:span text:style-name="Source_20_Text">woff</text:span> и <text:span text:style-name="Source_20_Text">woff2</text:span>.</text:p>
      <text:p text:style-name="Text_20_body">Подключение шрифтов с помощью внешних ресурсов, таких как Google Fonts считается ошибкой.</text:p>
      <text:p text:style-name="Text_20_body">Перечисление форматов шрифтов должно начинаться с более современного.</text:p>
      <text:p text:style-name="P30">Подключены правильные шрифты, их размеры, высота строк, цвет и толщина равны соответствующим параметрам в макетах и техническом задании. </text:p>
      <text:p text:style-name="P47"><text:span text:style-name="T18">Примечание:</text:span> Если в макете высота строки для однострочного текста указана без учёта появления второй строки (например, для создания отступа), то следовать параметрам макета буквально не нужно. Высоту строки нужно оставить унаследованную от глобальных стилей, а отступ сделать с помощью <text:span text:style-name="Source_20_Text">margin</text:span> или <text:span text:style-name="Source_20_Text">padding</text:span>, в зависимости от ситуации. </text:p>
      <text:p text:style-name="Text_20_body"/>
      <text:p text:style-name="P47"><text:a xlink:type="simple" xlink:href="https://up.htmlacademy.ru/htmlcss/26/criteries#b10" text:style-name="Internet_20_link" text:visited-style-name="Visited_20_Internet_20_Link">Б10.</text:a> Указаны альтернативные варианты шрифта и тип семейства в конце перечисления <text:span text:style-name="Source_20_Text">font-family</text:span>. </text:p>
      <text:p text:style-name="P47">Альтернативный веб-безопасный шрифт и тип семейства необходимо указывать для того, чтобы в случае отсутствия основного шрифта изменения внешнего вида шрифтов на странице были минимальны.</text:p>
      <text:p text:style-name="P47">Порядок шрифтов следующий:</text:p>
      <text:list xml:id="list3131038790" text:style-name="L15">
        <text:list-item>
          <text:p text:style-name="P77">Основной шрифт;</text:p>
        </text:list-item>
        <text:list-item>
          <text:p text:style-name="P77">Веб-безопасный;</text:p>
        </text:list-item>
        <text:list-item>
          <text:p text:style-name="P48">Тип шрифта.</text:p>
        </text:list-item>
      </text:list>
      <text:p text:style-name="P47">Список веб-безопасных шрифтов можно посмотреть здесь: <text:a xlink:type="simple" xlink:href="http://www.cssfontstack.com/" office:target-frame-name="_blank" xlink:show="new" text:style-name="Internet_20_link" text:visited-style-name="Visited_20_Internet_20_Link">http://www.cssfontstack.com/</text:a>.</text:p>
      <text:p text:style-name="P47"><text:span text:style-name="Source_20_Text"><text:span text:style-name="T17">Важно:</text:span></text:span><text:span text:style-name="Source_20_Text"><text:span text:style-name="T16"> альтернативный веб-безопасный шрифт должен быть такого же типа, что и основной, но подбирать максимально похожий шрифт не нужно.</text:span></text:span></text:p>
      <text:p text:style-name="P47"><text:span text:style-name="Source_20_Text"><text:span text:style-name="T16"/></text:span></text:p>
      <text:p text:style-name="P1"><text:a xlink:type="simple" xlink:href="https://up.htmlacademy.ru/adaptive/18/criteries#b11" text:style-name="Internet_20_link" text:visited-style-name="Visited_20_Internet_20_Link"><text:span text:style-name="Source_20_Text"><text:span text:style-name="T21">Б11.</text:span></text:span></text:a><text:span text:style-name="Source_20_Text"><text:span text:style-name="T21"> При наполнении контентом (как в макете) элементы каждой версии страницы (мобильной, планшетной и десктопной) соответствуют макету. </text:span></text:span></text:p>
      <text:p text:style-name="P3"><text:span text:style-name="Source_20_Text"><text:span text:style-name="T21">Размеры контентной области определены крайними направляющими в макетах. Области, которые выходят за крайние направляющие (например, фоновые изображения и интерактивные карты), должны подстраиваться под ширину экрана/вьюпорта и упираться в его границы.</text:span></text:span></text:p>
      <text:p text:style-name="Text_20_body"><text:span text:style-name="T18">Важно:</text:span> в ширину вьюпорта не входит полоса прокрутки.</text:p>
      <text:p text:style-name="Text_20_body">При проверке допускаются:</text:p>
      <text:list xml:id="list770070565" text:style-name="L6">
        <text:list-item>
          <text:p text:style-name="P68">Вертикальная погрешность не более 10 пикселей, горизонтальная погрешность не более 5 пикселей;</text:p>
        </text:list-item>
        <text:list-item>
          <text:p text:style-name="P36">Различия в отображении шрифтов, связанные со сглаживанием на различных платформах.</text:p>
        </text:list-item>
      </text:list>
      <text:p text:style-name="P1"><text:span text:style-name="Source_20_Text"><text:span text:style-name="T21"/></text:span></text:p>
      <text:h text:style-name="P19" text:outline-level="2"><text:span text:style-name="Source_20_Text">CSS-препроцессор</text:span></text:h>
      <text:h text:style-name="P20" text:outline-level="3"><text:bookmark text:name="b12"/><text:a xlink:type="simple" xlink:href="https://up.htmlacademy.ru/adaptive/18/criteries#b12" text:style-name="Internet_20_link" text:visited-style-name="Visited_20_Internet_20_Link">Б12.</text:a> Использован CSS-препроцессор.</text:h>
      <text:p text:style-name="Text_20_body">Писать CSS-код можно только с помощью CSS-препроцессора. Можно использовать: Less или Sass.</text:p>
      <text:p text:style-name="Text_20_body">Стилевой код, написанный без препроцессора, является ошибкой.</text:p>
      <text:p text:style-name="Text_20_body"/>
      <text:p text:style-name="P1"><text:a xlink:type="simple" xlink:href="https://up.htmlacademy.ru/adaptive/18/criteries#b13" text:style-name="Internet_20_link" text:visited-style-name="Visited_20_Internet_20_Link"><text:span text:style-name="Source_20_Text"><text:span text:style-name="T21">Б13.</text:span></text:span></text:a><text:span text:style-name="Source_20_Text"><text:span text:style-name="T21"> Код стилей должен быть разбит на несколько частей.</text:span></text:span></text:p>
      <text:p text:style-name="Text_20_body">Используя CSS-препроцессор, нужно разделить код таким образом, чтобы каждый блок был в своём файле. Для каждого БЭМ-блока нужно создать отдельный файл стилей.</text:p>
      <text:p text:style-name="Text_20_body">Исключение возможно для минимума глобальных стилей (стилизация по тегам, они должны быть описаны в одном файле), для CSS-нормализатора и для селекторов модульной сетки.</text:p>
      <text:p text:style-name="Text_20_body">Все файлы должны импортироваться в главный стилевой файл, который будет компилироваться в CSS-файл.</text:p>
      <text:p text:style-name="Text_20_body"/>
      <text:h text:style-name="Heading_20_2" text:outline-level="2"><text:span text:style-name="Source_20_Text">Адаптивность</text:span></text:h>
      <text:h text:style-name="P20" text:outline-level="3"><text:bookmark text:name="b14"/><text:a xlink:type="simple" xlink:href="https://up.htmlacademy.ru/adaptive/18/criteries#b14" text:style-name="Internet_20_link" text:visited-style-name="Visited_20_Internet_20_Link">Б14.</text:a> Выполнена вёрстка трёх состояний каждой страницы: мобильной, планшетной и десктопной.</text:h>
      <text:p text:style-name="Text_20_body">Сетка в промежутках между основными точками может быть фиксированной или резиновой.</text:p>
      <text:p text:style-name="P47">Сайт нормально смотрится на минимальной для макета ширине. </text:p>
      <text:p text:style-name="Text_20_body"><text:span text:style-name="T18">Важно:</text:span> вне указанных точек вёрстка не должна «разваливаться»:</text:p>
      <text:list xml:id="list551746486" text:style-name="L7">
        <text:list-item>
          <text:p text:style-name="P69">все элементы продолжают располагаться по сетке, заданной в макете;</text:p>
        </text:list-item>
        <text:list-item>
          <text:p text:style-name="P37">блоки не выпадают из родителей и из общего центрирующего блока;</text:p>
          <text:p text:style-name="P37"/>
          <text:p text:style-name="P37">Вёрстка идентично отображается в последних версиях браузеров Chrome, Firefox, Safari, Edge, Internet Explorer.</text:p>
          <text:p text:style-name="P49">При проверке этого критерия, необходимо смотреть на размеры и расположение блоков, внешнее сходство с макетом. Проверять работу анимации, если такая имеется. Допускаются небольшие отличия в отображениях шрифтов.</text:p>
          <text:p text:style-name="P49"/>
        </text:list-item>
      </text:list>
      <text:p text:style-name="P1"><text:a xlink:type="simple" xlink:href="https://up.htmlacademy.ru/adaptive/18/criteries#b15" text:style-name="Internet_20_link" text:visited-style-name="Visited_20_Internet_20_Link"><text:span text:style-name="Source_20_Text"><text:span text:style-name="T21">Б15.</text:span></text:span></text:a><text:span text:style-name="Source_20_Text"><text:span text:style-name="T21"> В разметке есть правильный вьюпорт тег.</text:span></text:span></text:p>
      <text:p text:style-name="Text_20_body">Адаптивность должна работать на планшетах и мобильных устройствах. То есть не только при изменении ширины окна браузера.</text:p>
      <text:p text:style-name="P1"><text:a xlink:type="simple" xlink:href="https://up.htmlacademy.ru/adaptive/18/criteries#b16" text:style-name="Internet_20_link" text:visited-style-name="Visited_20_Internet_20_Link"><text:span text:style-name="Source_20_Text"><text:span text:style-name="T21">Б16.</text:span></text:span></text:a><text:span text:style-name="Source_20_Text"><text:span text:style-name="T21"> Для микросеток использованы флексбоксы. </text:span></text:span></text:p>
      <text:p text:style-name="P1"><text:span text:style-name="Source_20_Text"><text:span text:style-name="T21"/></text:span></text:p>
      <text:p text:style-name="P1"><text:span text:style-name="Source_20_Text"><text:span text:style-name="T21">Если расположение элементов в мобильной версии соответствует естественному поведению блочных элементов, то можно не выстраивать их в колонку с помощью флексбокса, а начинать использовать флексбокс только с планшетной версии. </text:span></text:span></text:p>
      <text:p text:style-name="P1"><text:span text:style-name="Source_20_Text"><text:span text:style-name="T21"/></text:span></text:p>
      <text:p text:style-name="P1"><text:a xlink:type="simple" xlink:href="https://up.htmlacademy.ru/adaptive/18/criteries#b17" text:style-name="Internet_20_link" text:visited-style-name="Visited_20_Internet_20_Link"><text:span text:style-name="Source_20_Text"><text:span text:style-name="T21">Б17.</text:span></text:span></text:a><text:span text:style-name="Source_20_Text"><text:span text:style-name="T21"> Выполнена ретинизация растровой графики.</text:span></text:span></text:p>
      <text:p text:style-name="Text_20_body">Графика должна быть подготовлена как минимум для двух вариантов экранов: с обычной и двойной плотностью пикселей.</text:p>
      <text:p text:style-name="P1"><text:soft-page-break/><text:span text:style-name="Source_20_Text"><text:span text:style-name="T21"/></text:span></text:p>
      <text:p text:style-name="P1"><text:a xlink:type="simple" xlink:href="https://up.htmlacademy.ru/adaptive/18/criteries#b19" text:style-name="Internet_20_link" text:visited-style-name="Visited_20_Internet_20_Link"><text:span text:style-name="Source_20_Text"><text:span text:style-name="T21">Б19.</text:span></text:span></text:a><text:span text:style-name="Source_20_Text"><text:span text:style-name="T21"> Логотип должен адаптироваться.</text:span></text:span></text:p>
      <text:p text:style-name="Text_20_body">Логотип должен адаптироваться к мобильному, планшетному и десктопному состоянию проекта.</text:p>
      <text:p text:style-name="Text_20_body">Логотип можно сделать с помощью тега <text:span text:style-name="Source_20_Text">&lt;picture&gt;</text:span> или с помощью встроенного SVG-изображения.</text:p>
      <text:p text:style-name="P1"><text:a xlink:type="simple" xlink:href="https://up.htmlacademy.ru/adaptive/18/criteries#b20" text:style-name="Internet_20_link" text:visited-style-name="Visited_20_Internet_20_Link"><text:span text:style-name="Source_20_Text"><text:span text:style-name="T21">Б20.</text:span></text:span></text:a><text:span text:style-name="Source_20_Text"><text:span text:style-name="T21"> Выполнено кадрирование контентных изображений. </text:span></text:span></text:p>
      <text:p text:style-name="P1"><text:span text:style-name="Source_20_Text"><text:span text:style-name="T21"/></text:span></text:p>
      <text:p text:style-name="P3"><text:span text:style-name="Source_20_Text"><text:span text:style-name="T21">Кадрирование в данном случае подразумевает загрузку разных фотографий на разном разрешении экрана.</text:span></text:span></text:p>
      <text:p text:style-name="Text_20_body">Например:</text:p>
      <text:p text:style-name="Preformatted_20_Text"><text:span text:style-name="Source_20_Text">&lt;picture&gt;</text:span></text:p>
      <text:p text:style-name="Preformatted_20_Text"><text:span text:style-name="Source_20_Text"><text:s text:c="2"/>&lt;source media="(min-width: 1200px)" srcset="img/photo-1-desktop.jpg"&gt;</text:span></text:p>
      <text:p text:style-name="Preformatted_20_Text"><text:span text:style-name="Source_20_Text"><text:s text:c="2"/>&lt;source media="(min-width: 768px)" srcset="img/photo-1-tablet.jpg"&gt;</text:span></text:p>
      <text:p text:style-name="Preformatted_20_Text"><text:span text:style-name="Source_20_Text"><text:s text:c="2"/>&lt;img src="img/photo-1-mobile.jpg" alt="Пример"&gt;</text:span></text:p>
      <text:p text:style-name="P12"><text:span text:style-name="Source_20_Text">&lt;/picture&gt;</text:span></text:p>
      <text:p text:style-name="P1"><text:span text:style-name="Source_20_Text"><text:span text:style-name="T21"/></text:span></text:p>
      <text:h text:style-name="Heading_20_2" text:outline-level="2"><text:span text:style-name="Source_20_Text">Графика</text:span></text:h>
      <text:h text:style-name="P21" text:outline-level="3"><text:bookmark text:name="b18"/><text:a xlink:type="simple" xlink:href="https://up.htmlacademy.ru/adaptive/18/criteries#b18" text:style-name="Internet_20_link" text:visited-style-name="Visited_20_Internet_20_Link">Б18.</text:a> Использована векторная графика.</text:h>
      <text:p text:style-name="Text_20_body">Обязательно должны быть использованы следующие векторные изображения:</text:p>
      <text:h text:style-name="P22" text:outline-level="3"><text:span text:style-name="Source_20_Text"><text:span text:style-name="T21">Оптимизация</text:span></text:span></text:h>
      <text:p text:style-name="P1"><text:span text:style-name="Source_20_Text"><text:span text:style-name="T21"/></text:span></text:p>
      <text:p text:style-name="P1"><text:a xlink:type="simple" xlink:href="https://up.htmlacademy.ru/adaptive/18/criteries#b21" text:style-name="Internet_20_link" text:visited-style-name="Visited_20_Internet_20_Link"><text:span text:style-name="Source_20_Text"><text:span text:style-name="T21">Б21.</text:span></text:span></text:a><text:span text:style-name="Source_20_Text"><text:span text:style-name="T21"> «Нежная» ретинизация.</text:span></text:span></text:p>
      <text:p text:style-name="Text_20_body">При ретинизации изображений учитывается плотность пикселей устройства пользователя и возвращаются разные изображения. Для контентных изображений должен быть использован <text:span text:style-name="Source_20_Text">srcset</text:span>, а для фонов — медиавыражения.</text:p>
      <text:p text:style-name="Text_20_body">Например, ретинизация контентного изображения:</text:p>
      <text:p text:style-name="Preformatted_20_Text"><text:span text:style-name="Source_20_Text">&lt;img src="img/photo-1-mobile@1x.jpg"</text:span></text:p>
      <text:p text:style-name="Preformatted_20_Text"><text:span text:style-name="Source_20_Text"><text:s text:c="5"/>srcset="img/photo-1-mobile@1x.jpg 1x img/photo-1-mobile@2x.jpg 2x"</text:span></text:p>
      <text:p text:style-name="P12"><text:span text:style-name="Source_20_Text"><text:s text:c="5"/>alt="Пример"&gt;</text:span></text:p>
      <text:p text:style-name="Text_20_body">Ретинизация фонового изображения:</text:p>
      <text:p text:style-name="Preformatted_20_Text"><text:span text:style-name="Source_20_Text">.page-header__logo {</text:span></text:p>
      <text:p text:style-name="Preformatted_20_Text"><text:span text:style-name="Source_20_Text"><text:s text:c="2"/>background-color: #000000;</text:span></text:p>
      <text:p text:style-name="Preformatted_20_Text"><text:span text:style-name="Source_20_Text"><text:s text:c="2"/>background-image: url("img/bg-header@1x.jpg");</text:span></text:p>
      <text:p text:style-name="Preformatted_20_Text"><text:span text:style-name="Source_20_Text">}</text:span></text:p>
      <text:p text:style-name="Preformatted_20_Text"/>
      <text:p text:style-name="Preformatted_20_Text"><text:span text:style-name="Source_20_Text">@media</text:span></text:p>
      <text:p text:style-name="Preformatted_20_Text"><text:span text:style-name="Source_20_Text"><text:s text:c="2"/>(min-resolution: 144dpi),</text:span></text:p>
      <text:p text:style-name="Preformatted_20_Text"><text:span text:style-name="Source_20_Text"><text:s text:c="2"/>(min-resolution: 1.5dppx) {</text:span></text:p>
      <text:p text:style-name="Preformatted_20_Text"><text:span text:style-name="Source_20_Text"><text:s text:c="3"/>.page-header__logo {</text:span></text:p>
      <text:p text:style-name="Preformatted_20_Text"><text:span text:style-name="Source_20_Text"><text:s text:c="4"/>background-image: url("img/bg-header@2x.jpg");</text:span></text:p>
      <text:p text:style-name="Preformatted_20_Text"><text:span text:style-name="Source_20_Text"><text:s text:c="4"/>background-size: 1338px auto;</text:span></text:p>
      <text:p text:style-name="Preformatted_20_Text"><text:span text:style-name="Source_20_Text"><text:s text:c="2"/>}</text:span></text:p>
      <text:p text:style-name="P12"><text:span text:style-name="Source_20_Text">}</text:span></text:p>
      <text:p text:style-name="P1"><text:span text:style-name="Source_20_Text"><text:span text:style-name="T21"/></text:span></text:p>
      <text:h text:style-name="P22" text:outline-level="3"><text:span text:style-name="Source_20_Text"><text:span text:style-name="T21">Сборка проекта</text:span></text:span></text:h>
      <text:p text:style-name="P34"><text:a xlink:type="simple" xlink:href="https://up.htmlacademy.ru/adaptive/18/criteries#b22" text:style-name="Internet_20_link" text:visited-style-name="Visited_20_Internet_20_Link"><text:span text:style-name="Source_20_Text"><text:span text:style-name="T21">Б22.</text:span></text:span></text:a><text:span text:style-name="Source_20_Text"><text:span text:style-name="T21"> Процесс сборки личного проекта настроен с помощью Gulp </text:span></text:span></text:p>
      <text:p text:style-name="P47"><text:span text:style-name="Source_20_Text"><text:span text:style-name="T21">В корне проекта имеются папки </text:span></text:span><text:span text:style-name="Source_20_Text"><text:span text:style-name="T16">css</text:span></text:span><text:span text:style-name="Source_20_Text"><text:span text:style-name="T21">, </text:span></text:span><text:span text:style-name="Source_20_Text"><text:span text:style-name="T16">img</text:span></text:span><text:span text:style-name="Source_20_Text"><text:span text:style-name="T21">, </text:span></text:span><text:span text:style-name="Source_20_Text"><text:span text:style-name="T16">js</text:span></text:span><text:span text:style-name="Source_20_Text"><text:span text:style-name="T21"> или аналогичные. Главная страница имеет название </text:span></text:span><text:span text:style-name="Source_20_Text"><text:span text:style-name="T16">index.html</text:span></text:span><text:span text:style-name="Source_20_Text"><text:span text:style-name="T21">. В названиях и расширениях файлов нет заглавных букв и пробелов, использованы только латинские символы. </text:span></text:span></text:p>
      <text:p text:style-name="P1"><text:span text:style-name="Source_20_Text"><text:span text:style-name="T21"/></text:span></text:p>
      <text:p text:style-name="P1"><text:a xlink:type="simple" xlink:href="https://up.htmlacademy.ru/adaptive/18/criteries#b23" text:style-name="Internet_20_link" text:visited-style-name="Visited_20_Internet_20_Link"><text:span text:style-name="Source_20_Text"><text:span text:style-name="T21">Б23.</text:span></text:span></text:a><text:span text:style-name="Source_20_Text"><text:span text:style-name="T21"> Все зависимости проекта должны быть указаны в файле </text:span></text:span><text:span text:style-name="Source_20_Text"><text:span text:style-name="T16">package.json</text:span></text:span><text:span text:style-name="Source_20_Text"><text:span text:style-name="T21">. Команда </text:span></text:span><text:span text:style-name="Source_20_Text"><text:span text:style-name="T16">npm i</text:span></text:span><text:span text:style-name="Source_20_Text"><text:span text:style-name="T21"> должна установить всё необходимое для того, чтобы сборка проекта работала. </text:span></text:span></text:p>
      <text:p text:style-name="P1"><text:span text:style-name="Source_20_Text"><text:span text:style-name="T21"/></text:span></text:p>
      <text:p text:style-name="P1"><text:a xlink:type="simple" xlink:href="https://up.htmlacademy.ru/adaptive/18/criteries#b24" text:style-name="Internet_20_link" text:visited-style-name="Visited_20_Internet_20_Link"><text:span text:style-name="Source_20_Text"><text:span text:style-name="T21">Б24.</text:span></text:span></text:a><text:span text:style-name="Source_20_Text"><text:span text:style-name="T21"> Сборка проекта запускается командами </text:span></text:span><text:span text:style-name="Source_20_Text"><text:span text:style-name="T16">build</text:span></text:span><text:span text:style-name="Source_20_Text"><text:span text:style-name="T21"> и </text:span></text:span><text:span text:style-name="Source_20_Text"><text:span text:style-name="T16">start</text:span></text:span><text:span text:style-name="Source_20_Text"><text:span text:style-name="T21">:</text:span></text:span></text:p>
      <text:list xml:id="list3402127220" text:style-name="L8">
        <text:list-item>
          <text:p text:style-name="P70"><text:span text:style-name="Source_20_Text">npm run build</text:span> — запускает сборку проекта; </text:p>
        </text:list-item>
        <text:list-item>
          <text:p text:style-name="P38"><text:span text:style-name="Source_20_Text">npm run start</text:span> — запускает сборку проекта <text:span text:style-name="Source_20_Text">build</text:span>, а после запускает <text:span text:style-name="Source_20_Text">server</text:span>.</text:p>
        </text:list-item>
      </text:list>
      <text:p text:style-name="Text_20_body">При сборке не должно возникать никаких ошибок.</text:p>
      <text:p text:style-name="P1"><text:span text:style-name="Source_20_Text"><text:span text:style-name="T21"/></text:span></text:p>
      <text:p text:style-name="P1"><text:a xlink:type="simple" xlink:href="https://up.htmlacademy.ru/adaptive/18/criteries#b25" text:style-name="Internet_20_link" text:visited-style-name="Visited_20_Internet_20_Link"><text:span text:style-name="Source_20_Text"><text:span text:style-name="T21">Б25.</text:span></text:span></text:a><text:span text:style-name="Source_20_Text"><text:span text:style-name="T21"> В результате сборки должна получаться папка </text:span></text:span><text:span text:style-name="Source_20_Text"><text:span text:style-name="T16">build</text:span></text:span><text:span text:style-name="Source_20_Text"><text:span text:style-name="T21"> со всеми необходимыми файлами.</text:span></text:span></text:p>
      <text:p text:style-name="Text_20_body">Особенности сборки:</text:p>
      <text:list xml:id="list698055393" text:style-name="L9">
        <text:list-item>
          <text:p text:style-name="P71">папка <text:span text:style-name="Source_20_Text">build</text:span> должна находиться в корне проекта;</text:p>
        </text:list-item>
        <text:list-item>
          <text:p text:style-name="P71">папка <text:span text:style-name="Source_20_Text">build</text:span> должна автоматически создаваться в момент сборки;</text:p>
        </text:list-item>
        <text:list-item>
          <text:p text:style-name="P71">в папке <text:span text:style-name="Source_20_Text">build</text:span> должна быть папка <text:span text:style-name="Source_20_Text">css</text:span> с скомпилированными и минифицированными стилевыми файлами (к странице должен быть подключён минифицированный файл);</text:p>
        </text:list-item>
        <text:list-item>
          <text:p text:style-name="P71">в папке <text:span text:style-name="Source_20_Text">build</text:span> должна быть папка <text:span text:style-name="Source_20_Text">fonts</text:span> в которой лежат только шрифты в формате <text:span text:style-name="Source_20_Text">woff</text:span> и <text:span text:style-name="Source_20_Text">woff2</text:span>;</text:p>
        </text:list-item>
        <text:list-item>
          <text:p text:style-name="P71">в папке <text:span text:style-name="Source_20_Text">build</text:span> должна быть папка <text:span text:style-name="Source_20_Text">img</text:span> в которой лежат только оптимизированные изображения и собранные спрайты;</text:p>
        </text:list-item>
        <text:list-item>
          <text:p text:style-name="P39">в корне папки <text:span text:style-name="Source_20_Text">build</text:span> должны лежать только HTML-файлы проекта.</text:p>
        </text:list-item>
      </text:list>
      <text:p text:style-name="P28"/>
      <text:p text:style-name="P28"><text:a xlink:type="simple" xlink:href="https://up.htmlacademy.ru/htmlcss/26/criteries#b16" text:style-name="Internet_20_link" text:visited-style-name="Visited_20_Internet_20_Link">Б16.</text:a> Выбран подходящий формат изображений.</text:p>
      <text:p text:style-name="P47">Например:</text:p>
      <text:list xml:id="list657071618" text:style-name="L17">
        <text:list-item>
          <text:p text:style-name="P79">JPEG для фотографий;</text:p>
        </text:list-item>
        <text:list-item>
          <text:p text:style-name="P79">SVG для векторных изображений;</text:p>
        </text:list-item>
        <text:list-item>
          <text:p text:style-name="P51">PNG для всех прочих.</text:p>
        </text:list-item>
      </text:list>
      <text:p text:style-name="P34"><text:a xlink:type="simple" xlink:href="https://up.htmlacademy.ru/adaptive/18/criteries#b26" text:style-name="Internet_20_link" text:visited-style-name="Visited_20_Internet_20_Link"><text:span text:style-name="Source_20_Text"><text:span text:style-name="T21">Б26.</text:span></text:span></text:a><text:span text:style-name="Source_20_Text"><text:span text:style-name="T21"> Папка </text:span></text:span><text:span text:style-name="Source_20_Text"><text:span text:style-name="T16">build</text:span></text:span><text:span text:style-name="Source_20_Text"><text:span text:style-name="T21"> со всем её содержимым не должна попадать в Гитхаб.</text:span></text:span></text:p>
      <text:p text:style-name="Text_20_body">Это значит, что папка <text:span text:style-name="Source_20_Text">build</text:span> должна находиться в файле <text:span text:style-name="Source_20_Text">.gitignore</text:span>.</text:p>
      <text:p text:style-name="P1"><text:span text:style-name="Source_20_Text"><text:span text:style-name="T21"/></text:span></text:p>
      <text:p text:style-name="P1"><text:a xlink:type="simple" xlink:href="https://up.htmlacademy.ru/adaptive/18/criteries#b27" text:style-name="Internet_20_link" text:visited-style-name="Visited_20_Internet_20_Link"><text:span text:style-name="Source_20_Text"><text:span text:style-name="T21">Б27.</text:span></text:span></text:a><text:span text:style-name="Source_20_Text"><text:span text:style-name="T21"> Вёрстка идентично отображается в последних версиях браузеров Chrome, Firefox, Safari, Edge, Internet Explorer.</text:span></text:span></text:p>
      <text:p text:style-name="Text_20_body">При проверке этого критерия, необходимо смотреть на размеры и расположение блоков, внешнее сходство с макетом. Проверять работу анимации, если такая имеется. Допускаются небольшие отличия в отображениях шрифтов.</text:p>
      <text:p text:style-name="P30"><text:span text:style-name="Source_20_Text"><text:span text:style-name="T20"/></text:span></text:p>
      <text:p text:style-name="P28"><text:a xlink:type="simple" xlink:href="https://up.htmlacademy.ru/adaptive/18/criteries#b28" text:style-name="Internet_20_link" text:visited-style-name="Visited_20_Internet_20_Link"><text:span text:style-name="Source_20_Text"><text:span text:style-name="T21">Б28.</text:span></text:span></text:a><text:span text:style-name="Source_20_Text"><text:span text:style-name="T21"> Единообразное написание и форматирование кода в HTML, файлах CSS-препроцессора и JavaScript (включая файлы автоматизации).</text:span></text:span></text:p>
      <text:p text:style-name="P43">Критерий рассматривает единообразие в написании кода:</text:p>
      <text:list xml:id="list3064608191" text:style-name="L11">
        <text:list-item>
          <text:p text:style-name="P74">используется один тип кавычек: в одном языке (HTML, CSS или JS) должны использоваться только кавычки определённого типа (двойные или одинарные). Однако между языками тип кавычек может отличаться;</text:p>
        </text:list-item>
        <text:list-item>
          <text:p text:style-name="P74">если размер отступа в два пробела, то таким он должен быть везде;</text:p>
        </text:list-item>
        <text:list-item>
          <text:p text:style-name="P74">если для отступов используются табы или пробелы, то для всех отступов должны быть либо табы, либо пробелы;</text:p>
        </text:list-item>
        <text:list-item>
          <text:p text:style-name="P74">названия классов должны быть оформлены единообразно;</text:p>
        </text:list-item>
        <text:list-item>
          <text:p text:style-name="P42">свойства, которые поддерживают несколько наборов значений (например, множественные фоны и множественные тени, нужно делать в одном формате: однострочном или многострочном).</text:p>
        </text:list-item>
      </text:list>
      <text:p text:style-name="P43"><text:span text:style-name="T18">Важно:</text:span> этот критерий учитывает именно единообразие, а не стиль написания и форматирования кода.</text:p>
      <text:p text:style-name="P43"/>
      <text:p text:style-name="P28"><text:a xlink:type="simple" xlink:href="https://up.htmlacademy.ru/adaptive/18/criteries#b29" text:style-name="Internet_20_link" text:visited-style-name="Visited_20_Internet_20_Link"><text:span text:style-name="Source_20_Text"><text:span text:style-name="T21">Б29.</text:span></text:span></text:a><text:span text:style-name="Source_20_Text"><text:span text:style-name="T21"> Отсутствует транслит в названиях классов, атрибутах, переменных CSS-препроцессора, названиях примесей и так далее.</text:span></text:span></text:p>
      <text:p text:style-name="P43"><text:span text:style-name="Source_20_Text"><text:span text:style-name="T21">Для названий необходимо использовать английские слова и термины.</text:span></text:span></text:p>
      <text:p text:style-name="P1"><text:span text:style-name="Source_20_Text"><text:span text:style-name="T21"/></text:span></text:p>
      <text:p text:style-name="P1"><text:a xlink:type="simple" xlink:href="https://up.htmlacademy.ru/adaptive/18/criteries#b30" text:style-name="Internet_20_link" text:visited-style-name="Visited_20_Internet_20_Link"><text:span text:style-name="Source_20_Text"><text:span text:style-name="T21">Б30.</text:span></text:span></text:a><text:span text:style-name="Source_20_Text"><text:span text:style-name="T21"> Мобильное меню должно быть работоспособным при отключённом JavaScript. </text:span></text:span></text:p>
      <text:p text:style-name="P1"><text:span text:style-name="Source_20_Text"><text:span text:style-name="T21"/></text:span></text:p>
      <text:p text:style-name="P1"><text:a xlink:type="simple" xlink:href="https://up.htmlacademy.ru/adaptive/18/criteries#b31" text:style-name="Internet_20_link" text:visited-style-name="Visited_20_Internet_20_Link"><text:span text:style-name="Source_20_Text"><text:span text:style-name="T21">Б31.</text:span></text:span></text:a><text:span text:style-name="Source_20_Text"><text:span text:style-name="T21"> Проект соответствует техническому заданию.</text:span></text:span></text:p>
      <text:p text:style-name="Text_20_body">Техническое задание каждого проекта можно посмотреть на <text:a xlink:type="simple" xlink:href="https://up.htmlacademy.ru/adaptive/18/project" text:style-name="Internet_20_link" text:visited-style-name="Visited_20_Internet_20_Link">странице проектов</text:a>.</text:p>
      <text:p text:style-name="Text_20_body">В некоторых пунктах есть необязательные реализации, которые выполняются по желанию.</text:p>
      <text:p text:style-name="Text_20_body">Обратите внимание, что:</text:p>
      <text:list xml:id="list2822028278" text:style-name="L10">
        <text:list-item>
          <text:p text:style-name="P72">должна быть сделана вёрстка всех модальных окон, но реализовывать открытие/закрытие необязательно;</text:p>
        </text:list-item>
        <text:list-item>
          <text:p text:style-name="P40">должна быть сделана разметка всех слайдов, но оживлять их переключение в слайдере необязательно.</text:p>
        </text:list-item>
      </text:list>
      <text:p text:style-name="Text_20_body">При конфликте технического задания и критериев, считать техническое задание более приоритетным.</text:p>
      <text:p text:style-name="P1"><text:span text:style-name="Source_20_Text"><text:span text:style-name="T21"/></text:span></text:p>
      <text:p text:style-name="P32"/>
      <text:p text:style-name="Text_20_body"><text:span text:style-name="Source_20_Text"><text:span text:style-name="T21"/></text:span></text:p>
      <text:p text:style-name="Text_20_body"><text:soft-page-break/><text:span text:style-name="Source_20_Text"><text:span text:style-name="T21"/></text:span></text:p>
      <text:h text:style-name="Heading_20_2" text:outline-level="2"><text:span text:style-name="Source_20_Text">Разметка</text:span></text:h>
      <text:p text:style-name="Text_20_body"><text:a xlink:type="simple" xlink:href="https://up.htmlacademy.ru/adaptive/18/criteries#d1" text:style-name="Internet_20_link" text:visited-style-name="Visited_20_Internet_20_Link"><text:span text:style-name="Source_20_Text"><text:span text:style-name="T21">Д1.</text:span></text:span></text:a><text:span text:style-name="Source_20_Text"><text:span text:style-name="T21"> У всех векторных изображений размер прописан в теге </text:span></text:span><text:span text:style-name="Source_20_Text"><text:span text:style-name="T16">&lt;img&gt;</text:span></text:span><text:span text:style-name="Source_20_Text"><text:span text:style-name="T21">, у встроенных SVG-изображений размер прописан в теге </text:span></text:span><text:span text:style-name="Source_20_Text"><text:span text:style-name="T16">&lt;svg&gt;</text:span></text:span><text:span text:style-name="Source_20_Text"><text:span text:style-name="T21">. </text:span></text:span></text:p>
      <text:p text:style-name="Text_20_body"><text:span text:style-name="Source_20_Text"><text:span text:style-name="T21">В HTML-коде должны быть указаны ширина и высота </text:span></text:span><text:span text:style-name="Source_20_Text"><text:span text:style-name="T22">векторных</text:span></text:span><text:span text:style-name="Source_20_Text"><text:span text:style-name="T21"> картинок, так как векторные картинки могут растянуться на всю ширину родителя. </text:span></text:span></text:p>
      <text:p text:style-name="Text_20_body"><text:span text:style-name="Source_20_Text"><text:span text:style-name="T22">Важно:</text:span></text:span><text:span text:style-name="Source_20_Text"><text:span text:style-name="T21"> в атрибутах </text:span></text:span><text:span text:style-name="Source_20_Text"><text:span text:style-name="T16">width</text:span></text:span><text:span text:style-name="Source_20_Text"><text:span text:style-name="T21"> и </text:span></text:span><text:span text:style-name="Source_20_Text"><text:span text:style-name="T16">height</text:span></text:span><text:span text:style-name="Source_20_Text"><text:span text:style-name="T21"> нельзя использовать </text:span></text:span><text:span text:style-name="Source_20_Text"><text:span text:style-name="T16">px</text:span></text:span><text:span text:style-name="Source_20_Text"><text:span text:style-name="T21">, так как по спецификации размеры в пикселях задаются без единиц измерения. Проценты использовать можно, если картинка должна тянуться. Размеры должны быть указаны в виде целого числа — </text:span></text:span><text:span text:style-name="Source_20_Text"><text:span text:style-name="T16">100</text:span></text:span><text:span text:style-name="Source_20_Text"><text:span text:style-name="T21">, </text:span></text:span><text:span text:style-name="Source_20_Text"><text:span text:style-name="T16">213</text:span></text:span><text:span text:style-name="Source_20_Text"><text:span text:style-name="T21">, а не дробного — </text:span></text:span><text:span text:style-name="Source_20_Text"><text:span text:style-name="T16">100.5</text:span></text:span><text:span text:style-name="Source_20_Text"><text:span text:style-name="T21">, </text:span></text:span><text:span text:style-name="Source_20_Text"><text:span text:style-name="T16">213.25</text:span></text:span><text:span text:style-name="Source_20_Text"><text:span text:style-name="T21">.</text:span></text:span></text:p>
      <text:p text:style-name="Text_20_body">Для адаптивных изображений, у которых есть версии с разными размерами и пропорциями (например, заданными через тег <text:span text:style-name="Source_20_Text">sources</text:span> в элементе <text:span text:style-name="Source_20_Text">picture</text:span>), размеры в <text:span text:style-name="Source_20_Text">img</text:span> в HTML можно не задавать.</text:p>
      <text:p text:style-name="Text_20_body"><text:span text:style-name="Source_20_Text"><text:span text:style-name="T22">Верно:</text:span></text:span><text:span text:style-name="Source_20_Text"><text:span text:style-name="T21"> картинке заданы целочисленные размеры.</text:span></text:span></text:p>
      <text:p text:style-name="Preformatted_20_Text"><text:span text:style-name="Source_20_Text">&lt;div class="page-header__logo"&gt;</text:span></text:p>
      <text:p text:style-name="Preformatted_20_Text"><text:span text:style-name="Source_20_Text"><text:s text:c="2"/>&lt;img src="img/logo.svg" alt="Барбершоп" width="300" height="150"&gt;</text:span></text:p>
      <text:p text:style-name="P12"><text:span text:style-name="Source_20_Text">&lt;/div&gt;</text:span></text:p>
      <text:p text:style-name="P15"><text:span text:style-name="Source_20_Text"><text:span text:style-name="T18">Верно:</text:span></text:span><text:span text:style-name="Source_20_Text"> тегу svg заданы размеры.</text:span></text:p>
      <text:p text:style-name="Preformatted_20_Text"><text:span text:style-name="Source_20_Text">&lt;svg width="200" height="200"&gt;</text:span></text:p>
      <text:p text:style-name="Preformatted_20_Text"><text:span text:style-name="Source_20_Text"><text:s text:c="2"/>&lt;rect x="0" y="0" width="200" height="200" fill="#FAFAA2" stroke="#000"/&gt;</text:span></text:p>
      <text:p text:style-name="P12"><text:span text:style-name="Source_20_Text">&lt;/svg&gt;</text:span></text:p>
      <text:p text:style-name="P15"><text:span text:style-name="Source_20_Text"><text:span text:style-name="T18">Верно:</text:span></text:span><text:span text:style-name="Source_20_Text"> адаптивному изображению может быть не задан размер в HTML.</text:span></text:p>
      <text:p text:style-name="Preformatted_20_Text"><text:span text:style-name="Source_20_Text">&lt;picture&gt;</text:span></text:p>
      <text:p text:style-name="Preformatted_20_Text"><text:span text:style-name="Source_20_Text"><text:s text:c="2"/>&lt;source media="(min-width: 1150px)" srcset="img/logo-desktop.svg"&gt;</text:span></text:p>
      <text:p text:style-name="Preformatted_20_Text"><text:span text:style-name="Source_20_Text"><text:s text:c="2"/>&lt;source media="(min-width: 768px)" srcset="img/logo-tablet.svg"&gt;</text:span></text:p>
      <text:p text:style-name="Preformatted_20_Text"><text:span text:style-name="Source_20_Text"><text:s text:c="2"/>&lt;img class="logo__icon" src="img/logo-mobile.svg" alt="Логотип"&gt;</text:span></text:p>
      <text:p text:style-name="P12"><text:span text:style-name="Source_20_Text">&lt;/picture&gt;</text:span></text:p>
      <text:p text:style-name="P14"><text:a xlink:type="simple" xlink:href="https://up.htmlacademy.ru/adaptive/18/criteries#d2" text:style-name="Internet_20_link" text:visited-style-name="Visited_20_Internet_20_Link"><text:span text:style-name="Source_20_Text"/></text:a></text:p>
      <text:p text:style-name="P29"><text:a xlink:type="simple" xlink:href="https://up.htmlacademy.ru/htmlcss/26/criteries#d2" text:style-name="Internet_20_link" text:visited-style-name="Visited_20_Internet_20_Link">Д2.</text:a> <text:s/>Использовано минимально возможное количество HTML-элементов (нет лишних элементов).</text:p>
      <text:p text:style-name="P52">В разметке должно быть использовано минимально возможное количество элементов. Не должно быть лишних обёрток и блоков, которые используются для оформления и могут быть заменены на псевдоэлементы.</text:p>
      <text:p text:style-name="P52"><text:span text:style-name="T18">Верно:</text:span> не используется лишняя обёртка, а для декоративного элемента нет дополнительного блока в разметке.</text:p>
      <text:p text:style-name="P24"><text:span text:style-name="Source_20_Text">&lt;div class="features clearfix"&gt;</text:span></text:p>
      <text:p text:style-name="P24"><text:span text:style-name="Source_20_Text"><text:s text:c="2"/>&lt;div class="features-item"&gt;</text:span></text:p>
      <text:p text:style-name="P24"><text:span text:style-name="Source_20_Text"><text:s text:c="4"/>&lt;h2&gt;Быстро&lt;/h2&gt;</text:span></text:p>
      <text:p text:style-name="P24"><text:span text:style-name="Source_20_Text"><text:s text:c="4"/>&lt;p&gt;Мы делаем свою работу быстро!&lt;/p&gt;</text:span></text:p>
      <text:p text:style-name="P24"><text:span text:style-name="Source_20_Text"><text:s text:c="2"/>&lt;/div&gt;</text:span></text:p>
      <text:p text:style-name="P24"><text:span text:style-name="Source_20_Text"><text:s text:c="2"/>...</text:span></text:p>
      <text:p text:style-name="P26"><text:span text:style-name="Source_20_Text">&lt;/div&gt;</text:span></text:p>
      <text:p text:style-name="P52"><text:span text:style-name="T18">Верно:</text:span> допускается использование тега <text:span text:style-name="Source_20_Text">&lt;span&gt;</text:span> для стилизации кастомных чекбоксов.</text:p>
      <text:p text:style-name="P24"><text:soft-page-break/><text:span text:style-name="Source_20_Text">&lt;label class="login-checkbox"&gt;</text:span></text:p>
      <text:p text:style-name="P24"><text:span text:style-name="Source_20_Text"><text:s text:c="2"/>&lt;input type="checkbox" name="remember" class="visually-hidden"&gt;</text:span></text:p>
      <text:p text:style-name="P24"><text:span text:style-name="Source_20_Text"><text:s text:c="2"/>&lt;span class="checkbox-indicator"&gt;&lt;/span&gt;</text:span></text:p>
      <text:p text:style-name="P24"><text:span text:style-name="Source_20_Text"><text:s text:c="2"/>Запомните меня</text:span></text:p>
      <text:p text:style-name="P26"><text:span text:style-name="Source_20_Text">&lt;/label&gt;</text:span></text:p>
      <text:p text:style-name="P29"><text:a xlink:type="simple" xlink:href="https://up.htmlacademy.ru/htmlcss/26/criteries#d3" text:style-name="Internet_20_link" text:visited-style-name="Visited_20_Internet_20_Link">Д3.</text:a> Все скрипты подключены непосредственно перед <text:span text:style-name="Source_20_Text">&lt;/body&gt;</text:span>.</text:p>
      <text:p text:style-name="P83"><text:span text:style-name="Source_20_Text">Подключение скриптов в самом низу страницы необходимо для того, чтобы загружающийся скрипт не блокировал содержимое страницы.</text:span></text:p>
      <text:h text:style-name="Heading_20_2" text:outline-level="2"><text:span text:style-name="Source_20_Text">Стилизация</text:span></text:h>
      <text:p text:style-name="P29"><text:a xlink:type="simple" xlink:href="https://up.htmlacademy.ru/htmlcss/26/criteries#d4" text:style-name="Internet_20_link" text:visited-style-name="Visited_20_Internet_20_Link">Д4.</text:a> Названия полей форм привязаны к своим полям с помощью <text:span text:style-name="Source_20_Text">&lt;label&gt;</text:span>.</text:p>
      <text:p text:style-name="P52">Для улучшения взаимодействия пользователя с элементами форм должна быть реализована активация поля при нажатии на его описание. Для этого необходимо связывать элемент формы с его описанием, используя тег <text:span text:style-name="Source_20_Text">&lt;/label&gt;</text:span> и идентификаторы.</text:p>
      <text:p text:style-name="P52"><text:span text:style-name="T18">Верно:</text:span> элемент формы <text:span text:style-name="Source_20_Text">radio</text:span> связан с его описанием через идентификатор.</text:p>
      <text:p text:style-name="P24"><text:span text:style-name="Source_20_Text">&lt;input type="radio" id="spb"&gt;</text:span></text:p>
      <text:p text:style-name="P26"><text:span text:style-name="Source_20_Text">&lt;label for="spb"&gt;Санкт-Петербург&lt;/label&gt;</text:span></text:p>
      <text:p text:style-name="P52"><text:span text:style-name="T18">Верно:</text:span> элемент формы <text:span text:style-name="Source_20_Text">radio</text:span> и подпись обёрнуты в <text:span text:style-name="Source_20_Text">&lt;label&gt;</text:span>.</text:p>
      <text:p text:style-name="P24"><text:span text:style-name="Source_20_Text">&lt;label&gt;</text:span></text:p>
      <text:p text:style-name="P24"><text:span text:style-name="Source_20_Text"><text:s text:c="2"/>&lt;input type="radio"&gt; Санкт-Петербург</text:span></text:p>
      <text:p text:style-name="P26"><text:span text:style-name="Source_20_Text">&lt;/label&gt;</text:span></text:p>
      <text:p text:style-name="P26"><text:span text:style-name="Source_20_Text"/></text:p>
      <text:p text:style-name="P14"><text:a xlink:type="simple" xlink:href="https://up.htmlacademy.ru/adaptive/18/criteries#d4" text:style-name="Internet_20_link" text:visited-style-name="Visited_20_Internet_20_Link"><text:span text:style-name="Source_20_Text">Д4.</text:span></text:a><text:span text:style-name="Source_20_Text"> Для стилизации не использованы #id.</text:span></text:p>
      <text:p text:style-name="Text_20_body">Для стилизации объектов лучше использовать селекторы по классам или тегам. Использовать <text:span text:style-name="Source_20_Text">id</text:span> для стилизации недопустимо.</text:p>
      <text:p text:style-name="Text_20_body"><text:span text:style-name="T18">Важно:</text:span> использовать атрибут <text:span text:style-name="Source_20_Text">id</text:span> в HTML-разметке можно и нужно. Например, для привязки полей к подписям в формах.</text:p>
      <text:p text:style-name="Text_20_body"/>
      <text:p text:style-name="P14"><text:a xlink:type="simple" xlink:href="https://up.htmlacademy.ru/adaptive/18/criteries#d6" text:style-name="Internet_20_link" text:visited-style-name="Visited_20_Internet_20_Link"><text:span text:style-name="Source_20_Text">Д6.</text:span></text:a><text:span text:style-name="Source_20_Text"> Для блока, у которого есть фоновое изображение, прописан фоновый цвет, который соответствует преобладающему цвету изображения (пока изображение не загружено, страница выглядит похоже на макет).</text:span></text:p>
      <text:p text:style-name="Text_20_body">Такой метод использует для перестраховки, как и в случае со шрифтом. Только в этом случае, если фоновое изображение не загрузится, на заднем фоне останется преобладающий цвет.</text:p>
      <text:p text:style-name="Text_20_body"><text:span text:style-name="T18">Верно:</text:span> указан цвет фона перед основным изображением.</text:p>
      <text:p text:style-name="Preformatted_20_Text"><text:span text:style-name="Source_20_Text">body {</text:span></text:p>
      <text:p text:style-name="Preformatted_20_Text"><text:span text:style-name="Source_20_Text"><text:s text:c="2"/>background: #000000 url("../img/background-body.jpg") no-repeat center top;</text:span></text:p>
      <text:p text:style-name="P12"><text:span text:style-name="Source_20_Text">}</text:span></text:p>
      <text:p text:style-name="P12"><text:span text:style-name="Source_20_Text"/></text:p>
      <text:p text:style-name="P14"><text:a xlink:type="simple" xlink:href="https://up.htmlacademy.ru/adaptive/18/criteries#d7" text:style-name="Internet_20_link" text:visited-style-name="Visited_20_Internet_20_Link"><text:span text:style-name="Source_20_Text">Д7.</text:span></text:a><text:span text:style-name="Source_20_Text"> Все состояния элементов (смотрите styleguide.psd) прописаны в стилевом файле.</text:span></text:p>
      <text:p text:style-name="Text_20_body"><text:soft-page-break/>В соответствии с файлом <text:span text:style-name="Source_20_Text">styleguide.psd</text:span>, который присутствует в каждом проекте, все указанные в нём элементы должны иметь соответствующие эффекты при наведении и нажатии. Должны присутствовать все активные состояния, а для чекбоксов и радиокнопок прописаны состояния <text:span text:style-name="Source_20_Text">disabled</text:span>. Если в стайлгайде не предусмотрено какое-то состояние, то его реализация остаётся на усмотрение студента.</text:p>
      <text:p text:style-name="P12"><text:span text:style-name="Source_20_Text"/></text:p>
      <text:p text:style-name="P14"><text:a xlink:type="simple" xlink:href="https://up.htmlacademy.ru/adaptive/18/criteries#d16" text:style-name="Internet_20_link" text:visited-style-name="Visited_20_Internet_20_Link"><text:span text:style-name="Source_20_Text"><text:span text:style-name="T21">Д16.</text:span></text:span></text:a><text:span text:style-name="Source_20_Text"><text:span text:style-name="T21"> Нет глобальных стилей тегов.</text:span></text:span></text:p>
      <text:p text:style-name="Text_20_body">Для задания стилей используются только селекторы по классам или каскад.</text:p>
      <text:p text:style-name="P11">Исключения:</text:p>
      <text:list xml:id="list2592182005" text:style-name="L12">
        <text:list-item>
          <text:p text:style-name="P75">Normalize.css, который исправляет браузерные умолчания;</text:p>
        </text:list-item>
        <text:list-item>
          <text:p text:style-name="P75">Уникальные теги документа: <text:span text:style-name="Source_20_Text">html</text:span>, <text:span text:style-name="Source_20_Text">body</text:span>;</text:p>
        </text:list-item>
        <text:list-item>
          <text:p text:style-name="P75">Дополнительная нормализация: <text:span text:style-name="Source_20_Text">a</text:span> и <text:span text:style-name="Source_20_Text">img</text:span>;</text:p>
        </text:list-item>
        <text:list-item>
          <text:p text:style-name="P44">Общее правило для <text:span text:style-name="Source_20_Text">box-sizing</text:span> с помощью <text:span text:style-name="Source_20_Text">inherit</text:span> (смотри пример в колонке «Верно»).</text:p>
        </text:list-item>
      </text:list>
      <text:p text:style-name="Text_20_body">Верно:</text:p>
      <text:p text:style-name="Preformatted_20_Text"><text:span text:style-name="Source_20_Text">body { margin: 0 }</text:span></text:p>
      <text:p text:style-name="Preformatted_20_Text"><text:span text:style-name="Source_20_Text">img { max-width: 100% }</text:span></text:p>
      <text:p text:style-name="Preformatted_20_Text"><text:span text:style-name="Source_20_Text">a { text-decoration: none }</text:span></text:p>
      <text:p text:style-name="Preformatted_20_Text"/>
      <text:p text:style-name="Preformatted_20_Text"><text:span text:style-name="Source_20_Text">.feedback { color: black }</text:span></text:p>
      <text:p text:style-name="Preformatted_20_Text"><text:span text:style-name="Source_20_Text">.feedback ul { list-style: none }</text:span></text:p>
      <text:p text:style-name="Preformatted_20_Text"><text:span text:style-name="Source_20_Text">.feedback p { margin-bottom: 0 }</text:span></text:p>
      <text:p text:style-name="Preformatted_20_Text"/>
      <text:p text:style-name="Preformatted_20_Text"><text:span text:style-name="Source_20_Text">html { box-sizing: border-box; }</text:span></text:p>
      <text:p text:style-name="P12"><text:span text:style-name="Source_20_Text">*, *::before, *::after { box-sizing: inherit; }</text:span></text:p>
      <text:p text:style-name="Text_20_body"><text:span text:style-name="Source_20_Text"><text:span text:style-name="T21"/></text:span></text:p>
      <text:h text:style-name="Heading_20_2" text:outline-level="2"><text:span text:style-name="Source_20_Text">CSS-препроцессор</text:span></text:h>
      <text:p text:style-name="P14"><text:a xlink:type="simple" xlink:href="https://up.htmlacademy.ru/adaptive/18/criteries#d10" text:style-name="Internet_20_link" text:visited-style-name="Visited_20_Internet_20_Link"><text:span text:style-name="Source_20_Text"><text:span text:style-name="T21">Д10.</text:span></text:span></text:a><text:span text:style-name="Source_20_Text"><text:span text:style-name="T21"> Вложенность селекторов не больше двух уровней.</text:span></text:span></text:p>
      <text:p text:style-name="Text_20_body">Вложенность усложняет читаемость кода и делает код хрупким. Хорошим подходом считается вложенность не больше двух уровней. Вложенность считается по CSS на выходе.</text:p>
      <text:p text:style-name="P52"><text:span text:style-name="T18">Важно:</text:span> допускается использовать селекторы с вложенностью больше двух при оживлении слайдеров на чистом CSS.</text:p>
      <text:p text:style-name="P52"><text:span text:style-name="T18">Верно:</text:span> вложенность селектора не больше двух элементов.</text:p>
      <text:p text:style-name="P24"><text:span text:style-name="Source_20_Text">.catalog-item h3 {}</text:span></text:p>
      <text:p text:style-name="P24"><text:span text:style-name="Source_20_Text">.catalog-item .item-description {}</text:span></text:p>
      <text:p text:style-name="P26"><text:span text:style-name="Source_20_Text">.catalog-item:nth-child(odd):hover .item-description::after {}</text:span></text:p>
      <text:p text:style-name="P52">Даже в последнем примере только два уровня вложенности.</text:p>
      <text:p text:style-name="P52"/>
      <text:p text:style-name="P52">Комбинаторы + и ~ не увеличивают вложенность, но усложняют цепочку селектора. Используйте их в исключительных случаях, например, для оформления состояний чекбоксов.</text:p>
      <text:p text:style-name="P52"><text:span text:style-name="T18">Допустимо:</text:span> сложность селектора оправдана сложностью задачи.</text:p>
      <text:p text:style-name="P24"><text:span text:style-name="Source_20_Text">.filter-form input[type="checkbox"] + label {}</text:span></text:p>
      <text:p text:style-name="P24"><text:soft-page-break/><text:span text:style-name="Source_20_Text">.filter-form input[type="checkbox"] + label::before {}</text:span></text:p>
      <text:p text:style-name="P26"><text:span text:style-name="Source_20_Text">.filter-form input[type="checkbox"]:checked + label::before {}</text:span></text:p>
      <text:p text:style-name="P26"><text:span text:style-name="Source_20_Text"/></text:p>
      <text:p text:style-name="Text_20_body"><text:span text:style-name="T18">Плохо:</text:span> вложенность на три уровня.</text:p>
      <text:p text:style-name="Preformatted_20_Text"><text:span text:style-name="Source_20_Text">.block {</text:span></text:p>
      <text:p text:style-name="Preformatted_20_Text"><text:span text:style-name="Source_20_Text"><text:s text:c="2"/>.title {</text:span></text:p>
      <text:p text:style-name="Preformatted_20_Text"><text:span text:style-name="Source_20_Text"><text:s text:c="4"/>span {</text:span></text:p>
      <text:p text:style-name="Preformatted_20_Text"><text:span text:style-name="Source_20_Text"><text:s text:c="6"/>font-weight: bold;</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block .title span {</text:span></text:p>
      <text:p text:style-name="Preformatted_20_Text"><text:span text:style-name="Source_20_Text"><text:s text:c="2"/>font-weight: bold;</text:span></text:p>
      <text:p text:style-name="P12"><text:span text:style-name="Source_20_Text">}</text:span></text:p>
      <text:p text:style-name="Text_20_body"><text:span text:style-name="Source_20_Text"><text:span text:style-name="T21">Комбинаторы </text:span></text:span><text:span text:style-name="Source_20_Text"><text:span text:style-name="T16">+</text:span></text:span><text:span text:style-name="Source_20_Text"><text:span text:style-name="T21"> и </text:span></text:span><text:span text:style-name="Source_20_Text"><text:span text:style-name="T16">~</text:span></text:span><text:span text:style-name="Source_20_Text"><text:span text:style-name="T21"> вложенность не увеличивают.</text:span></text:span></text:p>
      <text:p text:style-name="Text_20_body"><text:span text:style-name="T18">Хорошо:</text:span> вложенность на два уровня с комбинатором.</text:p>
      <text:p text:style-name="Preformatted_20_Text"><text:span text:style-name="Source_20_Text">.block .one + .two {</text:span></text:p>
      <text:p text:style-name="Preformatted_20_Text"><text:span text:style-name="Source_20_Text"><text:s text:c="2"/>font-weight: bold;</text:span></text:p>
      <text:p text:style-name="P12"><text:span text:style-name="Source_20_Text">}</text:span></text:p>
      <text:p text:style-name="Text_20_body"><text:span text:style-name="Source_20_Text"><text:span text:style-name="T21">Вложенные селекторы в препроцессорах вложенность не увеличивают, если в результирующем CSS они остаются простыми. </text:span></text:span></text:p>
      <text:p text:style-name="Text_20_body"><text:span text:style-name="Source_20_Text"><text:span text:style-name="T22">Хорошо:</text:span></text:span><text:span text:style-name="Source_20_Text"><text:span text:style-name="T21"> результирующий селектор остаётся простым.</text:span></text:span></text:p>
      <text:p text:style-name="Preformatted_20_Text"><text:span text:style-name="Source_20_Text">.block {</text:span></text:p>
      <text:p text:style-name="Preformatted_20_Text"><text:span text:style-name="Source_20_Text"><text:s text:c="2"/>&amp;--mod {</text:span></text:p>
      <text:p text:style-name="Preformatted_20_Text"><text:span text:style-name="Source_20_Text"><text:s text:c="4"/>&amp;::before {</text:span></text:p>
      <text:p text:style-name="Preformatted_20_Text"><text:span text:style-name="Source_20_Text"><text:s text:c="6"/>font-weight: bold;</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block--mod::before {</text:span></text:p>
      <text:p text:style-name="Preformatted_20_Text"><text:span text:style-name="Source_20_Text"><text:s text:c="2"/>font-weight: bold;</text:span></text:p>
      <text:p text:style-name="P12"><text:span text:style-name="Source_20_Text">}</text:span></text:p>
      <text:p text:style-name="Text_20_body"><text:span text:style-name="Source_20_Text"><text:span text:style-name="T21"/></text:span></text:p>
      <text:p text:style-name="P14"><text:a xlink:type="simple" xlink:href="https://up.htmlacademy.ru/adaptive/18/criteries#d11" text:style-name="Internet_20_link" text:visited-style-name="Visited_20_Internet_20_Link"><text:span text:style-name="Source_20_Text"><text:span text:style-name="T21">Д11.</text:span></text:span></text:a><text:span text:style-name="Source_20_Text"><text:span text:style-name="T21"> Родительский селектор </text:span></text:span><text:span text:style-name="Source_20_Text"><text:span text:style-name="T16">&amp;</text:span></text:span><text:span text:style-name="Source_20_Text"><text:span text:style-name="T21"> используется только для псевдоэлементов, псевдоклассов и модификаторов.</text:span></text:span></text:p>
      <text:p text:style-name="Text_20_body">Использование <text:span text:style-name="Source_20_Text">&amp;</text:span> для комбинации селекторов не допускается в именах блоков и элементов. Комбинировать можно только псевдоэлементы, псевдоклассы и модификаторы блоков и элементов.</text:p>
      <text:p text:style-name="Text_20_body"><text:span text:style-name="T18">Плохо:</text:span> комбинируется имя элемента.</text:p>
      <text:p text:style-name="Preformatted_20_Text"><text:span text:style-name="Source_20_Text">.block {</text:span></text:p>
      <text:p text:style-name="Preformatted_20_Text"><text:span text:style-name="Source_20_Text"><text:s text:c="2"/>&amp;__element {</text:span></text:p>
      <text:p text:style-name="Preformatted_20_Text"><text:span text:style-name="Source_20_Text"><text:s text:c="4"/>color: tomato;</text:span></text:p>
      <text:p text:style-name="Preformatted_20_Text"><text:span text:style-name="Source_20_Text"><text:s text:c="2"/>}</text:span></text:p>
      <text:p text:style-name="P12"><text:span text:style-name="Source_20_Text">}</text:span></text:p>
      <text:p text:style-name="Text_20_body"><text:span text:style-name="Source_20_Text"><text:span text:style-name="T21"/></text:span></text:p>
      <text:p text:style-name="Text_20_body"><text:span text:style-name="Source_20_Text"><text:span text:style-name="T22">Хорошо:</text:span></text:span><text:span text:style-name="Source_20_Text"><text:span text:style-name="T21"> комбинируется псевдоэлемент и модификатор элемента.</text:span></text:span></text:p>
      <text:p text:style-name="Preformatted_20_Text"><text:span text:style-name="Source_20_Text">.block__element {</text:span></text:p>
      <text:p text:style-name="Preformatted_20_Text"><text:soft-page-break/><text:span text:style-name="Source_20_Text"><text:s text:c="2"/>&amp;::before {</text:span></text:p>
      <text:p text:style-name="Preformatted_20_Text"><text:span text:style-name="Source_20_Text"><text:s text:c="4"/>color: tomato;</text:span></text:p>
      <text:p text:style-name="Preformatted_20_Text"><text:span text:style-name="Source_20_Text"><text:s text:c="2"/>}</text:span></text:p>
      <text:p text:style-name="Preformatted_20_Text"><text:span text:style-name="Source_20_Text"><text:s text:c="2"/>&amp;--mod {</text:span></text:p>
      <text:p text:style-name="Preformatted_20_Text"><text:span text:style-name="Source_20_Text"><text:s text:c="4"/>color: tomato;</text:span></text:p>
      <text:p text:style-name="Preformatted_20_Text"><text:span text:style-name="Source_20_Text"><text:s text:c="2"/>}</text:span></text:p>
      <text:p text:style-name="Preformatted_20_Text"/>
      <text:p text:style-name="Preformatted_20_Text"><text:span text:style-name="Source_20_Text"><text:s text:c="2"/>/* для классического стиля */</text:span></text:p>
      <text:p text:style-name="Preformatted_20_Text"><text:span text:style-name="Source_20_Text"><text:s text:c="2"/>&amp;_mod_value {</text:span></text:p>
      <text:p text:style-name="Preformatted_20_Text"><text:span text:style-name="Source_20_Text"><text:s text:c="4"/>color: tomato;</text:span></text:p>
      <text:p text:style-name="Preformatted_20_Text"><text:span text:style-name="Source_20_Text"><text:s text:c="2"/>}</text:span></text:p>
      <text:p text:style-name="P12"><text:span text:style-name="Source_20_Text">}</text:span></text:p>
      <text:p text:style-name="Text_20_body"><text:span text:style-name="Source_20_Text"><text:span text:style-name="T21"/></text:span></text:p>
      <text:p text:style-name="P14"><text:a xlink:type="simple" xlink:href="https://up.htmlacademy.ru/adaptive/18/criteries#d12" text:style-name="Internet_20_link" text:visited-style-name="Visited_20_Internet_20_Link"><text:span text:style-name="Source_20_Text"><text:span text:style-name="T21">Д12.</text:span></text:span></text:a><text:span text:style-name="Source_20_Text"><text:span text:style-name="T21"> Не используются расширения (</text:span></text:span><text:span text:style-name="Source_20_Text"><text:span text:style-name="T16">extend</text:span></text:span><text:span text:style-name="Source_20_Text"><text:span text:style-name="T21">).</text:span></text:span></text:p>
      <text:p text:style-name="Text_20_body">Функции <text:span text:style-name="Source_20_Text">&amp;:extend</text:span> в Less и <text:span text:style-name="Source_20_Text">@extend</text:span> в Sass запрещены.</text:p>
      <text:p text:style-name="Text_20_body">Использование расширений приводит к неочевидной трансформации кода в стилях на выходе. Это усложняет отладку и может привести к генерации неоптимальных групп селекторов.</text:p>
      <text:p text:style-name="Text_20_body"><text:span text:style-name="Source_20_Text"><text:span text:style-name="T21">Невинная задача по абстрагированию размера шрифта в расширение:</text:span></text:span></text:p>
      <text:p text:style-name="Preformatted_20_Text"><text:span text:style-name="Source_20_Text">%basic-font-size {</text:span></text:p>
      <text:p text:style-name="Preformatted_20_Text"><text:span text:style-name="Source_20_Text"><text:s text:c="2"/>font-size: 16px;</text:span></text:p>
      <text:p text:style-name="Preformatted_20_Text"><text:span text:style-name="Source_20_Text">}</text:span></text:p>
      <text:p text:style-name="Preformatted_20_Text"/>
      <text:p text:style-name="Preformatted_20_Text"><text:span text:style-name="Source_20_Text">.block-1 {</text:span></text:p>
      <text:p text:style-name="Preformatted_20_Text"><text:span text:style-name="Source_20_Text"><text:s text:c="2"/>@extend %basic-font-size;</text:span></text:p>
      <text:p text:style-name="Preformatted_20_Text"><text:span text:style-name="Source_20_Text">}</text:span></text:p>
      <text:p text:style-name="Preformatted_20_Text"><text:span text:style-name="Source_20_Text">…</text:span></text:p>
      <text:p text:style-name="Preformatted_20_Text"><text:span text:style-name="Source_20_Text">.block-9999 {</text:span></text:p>
      <text:p text:style-name="Preformatted_20_Text"><text:span text:style-name="Source_20_Text"><text:s text:c="2"/>@extend %basic-font-size;</text:span></text:p>
      <text:p text:style-name="P12"><text:span text:style-name="Source_20_Text">}</text:span></text:p>
      <text:p text:style-name="Text_20_body">...может привести к генерации мегабайтов селекторов в выходном файле:</text:p>
      <text:p text:style-name="Preformatted_20_Text"><text:span text:style-name="Source_20_Text"><text:s text:c="2"/>.block-1, .block-2, .block-3, .block-4, …, .block-9999 {</text:span></text:p>
      <text:p text:style-name="Preformatted_20_Text"><text:span text:style-name="Source_20_Text"><text:s text:c="2"/>font-size: 16px;</text:span></text:p>
      <text:p text:style-name="P12"><text:span text:style-name="Source_20_Text">}</text:span></text:p>
      <text:p text:style-name="Text_20_body"><text:span text:style-name="Source_20_Text"><text:span text:style-name="T21"/></text:span></text:p>
      <text:h text:style-name="Heading_20_2" text:outline-level="2"><text:span text:style-name="Source_20_Text">Тестирование</text:span></text:h>
      <text:p text:style-name="Text_20_body"><text:span text:style-name="Source_20_Text"><text:span text:style-name="T21"/></text:span></text:p>
      <text:p text:style-name="P14"><text:a xlink:type="simple" xlink:href="https://up.htmlacademy.ru/adaptive/18/criteries#d13" text:style-name="Internet_20_link" text:visited-style-name="Visited_20_Internet_20_Link"><text:span text:style-name="Source_20_Text"><text:span text:style-name="T21">Д13.</text:span></text:span></text:a><text:span text:style-name="Source_20_Text"><text:span text:style-name="T21"> Вёрстка проходит тест на переполнение контентом.</text:span></text:span></text:p>
      <text:list xml:id="list351581524" text:style-name="L13">
        <text:list-item>
          <text:p text:style-name="P45">Не ломается при добавлении в элементы большего количества текста. </text:p>
          <text:p text:style-name="P45"><text:span text:style-name="T18">Верно:</text:span> текст растягивает блок.</text:p>
        </text:list-item>
      </text:list>
      <text:p text:style-name="Text_20_body"><text:span text:style-name="Source_20_Text"><text:span text:style-name="T21">Не ломается при использовании картинок с неподходящими размерами. </text:span></text:span></text:p>
      <text:p text:style-name="Text_20_body"><text:span text:style-name="Source_20_Text"><text:span text:style-name="T21"/></text:span></text:p>
      <text:p text:style-name="Text_20_body"><text:span text:style-name="Source_20_Text"><text:span text:style-name="T21">Не ломается при изменении количества потоковых блоков: текст не выпадает из блоков, нижерасположенные блоки не скрываются, смещение блоков в потоке сохраняет логику потока (не приводит к нарушению сетки). </text:span></text:span></text:p>
      <text:p text:style-name="Text_20_body"><text:span text:style-name="Source_20_Text"><text:span text:style-name="T21"/></text:span></text:p>
      <text:p text:style-name="Text_20_body"><text:soft-page-break/><text:span text:style-name="Source_20_Text"><text:span text:style-name="T22">Верно:</text:span></text:span><text:span text:style-name="Source_20_Text"><text:span text:style-name="T21"> переполнение верхнего блока растягивает его и двигает нижний. </text:span></text:span></text:p>
      <text:p text:style-name="Text_20_body"><text:span text:style-name="Source_20_Text"><text:span text:style-name="T21"/></text:span></text:p>
      <text:p text:style-name="P14"><text:a xlink:type="simple" xlink:href="https://up.htmlacademy.ru/adaptive/18/criteries#d14" text:style-name="Internet_20_link" text:visited-style-name="Visited_20_Internet_20_Link"><text:span text:style-name="Source_20_Text"><text:span text:style-name="T21">Д14.</text:span></text:span></text:a><text:span text:style-name="Source_20_Text"><text:span text:style-name="T21"> Критическая функциональность сайта работоспособна без JavaScript (использовано прогрессивное улучшение).</text:span></text:span></text:p>
      <text:p text:style-name="Text_20_body">Например:</text:p>
      <text:list xml:id="list1132176327" text:style-name="L14">
        <text:list-item>
          <text:p text:style-name="P76">Все формы являются работоспособными без JavaScript.</text:p>
        </text:list-item>
        <text:list-item>
          <text:p text:style-name="P46">Элементы, вызывающие появление попапов, являются ссылками, ведущими на отдельные страницы: достаточно указать адрес на страницу, на которую будет происходить переход в случае неработоспособности JavaScript, при этом верстать саму страницу необязательно. Пример:</text:p>
          <text:p text:style-name="P25"><text:span text:style-name="Source_20_Text">&lt;a class="btn btn-open-form" href="form.html"&gt;Открыть форму&lt;/a&gt;</text:span></text:p>
        </text:list-item>
        <text:list-item>
          <text:p text:style-name="P76">Интерактивная карта без JavaScript показывает статичную картинку с картой.</text:p>
        </text:list-item>
        <text:list-item>
          <text:p text:style-name="P46">Мобильное меню по умолчанию открыто.</text:p>
        </text:list-item>
      </text:list>
      <text:p text:style-name="Text_20_body"><text:span text:style-name="Source_20_Text"><text:span text:style-name="T21"/></text:span></text:p>
      <text:h text:style-name="Heading_20_3" text:outline-level="3"><text:span text:style-name="Source_20_Text"><text:span text:style-name="T21">Доступность</text:span></text:span></text:h>
      <text:p text:style-name="Text_20_body"><text:span text:style-name="Source_20_Text"><text:span text:style-name="T21"/></text:span></text:p>
      <text:p text:style-name="P14"><text:a xlink:type="simple" xlink:href="https://up.htmlacademy.ru/adaptive/18/criteries#d17" text:style-name="Internet_20_link" text:visited-style-name="Visited_20_Internet_20_Link"><text:span text:style-name="Source_20_Text"><text:span text:style-name="T21">Д17.</text:span></text:span></text:a><text:span text:style-name="Source_20_Text"><text:span text:style-name="T21"> У интерактивных элементов при нажатии или фокусе с клавиатуры есть активное состояние.</text:span></text:span></text:p>
      <text:p text:style-name="Text_20_body">Активное состояние интерактивных элементов при нажатии или фокусе с клавиатуры должно оставаться либо встроенным браузерным, либо быть равноценно переназначено. В таком случае по интерактивным элементам сайта можно передвигаться с клавиатуры клавишей <text:span text:style-name="Source_20_Text">Tab</text:span> и видеть каждый текущий элемент в активном состоянии.</text:p>
      <text:p text:style-name="P14"><text:a xlink:type="simple" xlink:href="https://up.htmlacademy.ru/adaptive/18/criteries#d18" text:style-name="Internet_20_link" text:visited-style-name="Visited_20_Internet_20_Link"><text:span text:style-name="Source_20_Text"><text:span text:style-name="T21">Д18.</text:span></text:span></text:a><text:span text:style-name="Source_20_Text"><text:span text:style-name="T21"> Все интерактивные элементы имеют текстовое описание.</text:span></text:span></text:p>
      <text:p text:style-name="Text_20_body">Интерактивные элементы, представленные на макете только графически, без текста, должны содержать текстовое описание. Тогда при чтении или прослушивании интерфейса пользователь будет понимать, что произойдёт при нажатии на элемент.</text:p>
      <text:p text:style-name="Text_20_body">К интерактивным элементам относятся те элементы страницы, которые реагируют на взаимодействие с пользователем: например, клик по иконке закрытия попапа закрывает попап, клик по иконкам социальных сетей вызывает переход на другую страницу и так далее.</text:p>
      <text:p text:style-name="Text_20_body"><text:span text:style-name="Source_20_Text"><text:span text:style-name="T21"/></text:span></text:p>
      <text:h text:style-name="Heading_20_2" text:outline-level="2"><text:span text:style-name="Source_20_Text">Форматирование и внешний вид</text:span></text:h>
      <text:p text:style-name="P14"><text:a xlink:type="simple" xlink:href="https://up.htmlacademy.ru/adaptive/18/criteries#d19" text:style-name="Internet_20_link" text:visited-style-name="Visited_20_Internet_20_Link"><text:span text:style-name="Source_20_Text"><text:span text:style-name="T21">Д19.</text:span></text:span></text:a><text:span text:style-name="Source_20_Text"><text:span text:style-name="T21"> Код соответствует правилам в EditorConfig</text:span></text:span></text:p>
      <text:p text:style-name="Text_20_body">При выполнении автоматической проверки и консольной команды <text:span text:style-name="Source_20_Text">npm run editorconfig</text:span> в корневой папке проекта не возникает ошибок.</text:p>
      <text:p text:style-name="Text_20_body"><text:span text:style-name="Source_20_Text"><text:span text:style-name="T21"/></text:span></text:p>
      <text:p text:style-name="P14"><text:a xlink:type="simple" xlink:href="https://up.htmlacademy.ru/adaptive/18/criteries#d20" text:style-name="Internet_20_link" text:visited-style-name="Visited_20_Internet_20_Link"><text:span text:style-name="Source_20_Text"><text:span text:style-name="T21">Д20.</text:span></text:span></text:a><text:span text:style-name="Source_20_Text"><text:span text:style-name="T21"> Код соответствует правилам в Stylelint.</text:span></text:span></text:p>
      <text:p text:style-name="Text_20_body">При выполнении автоматической проверки и консольной команды <text:span text:style-name="Source_20_Text">npm run stylelint</text:span> в корневой папке проекта не возникает ошибок.</text:p>
      <text:p text:style-name="Text_20_body"><text:soft-page-break/><text:span text:style-name="Source_20_Text"><text:span text:style-name="T21"/></text:span></text:p>
      <text:h text:style-name="Heading_20_2" text:outline-level="2"><text:span text:style-name="Source_20_Text">Оптимизация</text:span></text:h>
      <text:p text:style-name="P14"><text:a xlink:type="simple" xlink:href="https://up.htmlacademy.ru/adaptive/18/criteries#d21" text:style-name="Internet_20_link" text:visited-style-name="Visited_20_Internet_20_Link"><text:span text:style-name="Source_20_Text"><text:span text:style-name="T21">Д21.</text:span></text:span></text:a><text:span text:style-name="Source_20_Text"><text:span text:style-name="T21"> Использованы изображения в формате WebP.</text:span></text:span></text:p>
      <text:p text:style-name="Text_20_body">Для браузеров, поддерживающих формат <text:span text:style-name="Source_20_Text">WebP</text:span>, контентные изображения подключаются в этом формате. Для браузеров, не поддерживающих <text:span text:style-name="Source_20_Text">WebP</text:span>, изображения подключаются в формате <text:span text:style-name="Source_20_Text">jpeg</text:span> или <text:span text:style-name="Source_20_Text">png</text:span>.</text:p>
      <text:p text:style-name="P14"><text:a xlink:type="simple" xlink:href="https://up.htmlacademy.ru/adaptive/18/criteries#d22" text:style-name="Internet_20_link" text:visited-style-name="Visited_20_Internet_20_Link"><text:span text:style-name="Source_20_Text"><text:span text:style-name="T21">Д22.</text:span></text:span></text:a><text:span text:style-name="Source_20_Text"><text:span text:style-name="T21"> Использован векторный спрайт.</text:span></text:span></text:p>
      <text:p text:style-name="Text_20_body">Векторные изображения на странице объединены в спрайт.</text:p>
      <text:p text:style-name="P14"><text:a xlink:type="simple" xlink:href="https://up.htmlacademy.ru/adaptive/18/criteries#d23" text:style-name="Internet_20_link" text:visited-style-name="Visited_20_Internet_20_Link"><text:span text:style-name="Source_20_Text"><text:span text:style-name="T21">Д23.</text:span></text:span></text:a><text:span text:style-name="Source_20_Text"><text:span text:style-name="T21"> Произведена оптимизация загрузки шрифтов.</text:span></text:span></text:p>
      <text:p text:style-name="Text_20_body">Шрифты предзагружаются через <text:span text:style-name="Source_20_Text">link rel="preload"</text:span>.</text:p>
      <text:p text:style-name="Text_20_body">Используется подходящее значение <text:span text:style-name="Source_20_Text">font-display</text:span> в описании <text:span text:style-name="Source_20_Text">@font-face</text:span>.</text:p>
      <text:p text:style-name="Text_20_body"><text:span text:style-name="Source_20_Text"><text:span text:style-name="T21"/></text:span></text:p>
      <text:h text:style-name="Heading_20_2" text:outline-level="2"><text:span text:style-name="Source_20_Text">Разное</text:span></text:h>
      <text:p text:style-name="Text_20_body"><text:a xlink:type="simple" xlink:href="https://up.htmlacademy.ru/adaptive/18/criteries#d15" text:style-name="Internet_20_link" text:visited-style-name="Visited_20_Internet_20_Link"><text:span text:style-name="Source_20_Text"><text:span text:style-name="T21">Д15.</text:span></text:span></text:a><text:span text:style-name="Source_20_Text"><text:span text:style-name="T21"> При взаимодействии с элементами (наведение, нажатие) ни сам элемент, ни окружающие его блоки не меняют своего положения (если иное не прописано в техническом задании или </text:span></text:span><text:span text:style-name="Source_20_Text"><text:span text:style-name="T16">styleguide.psd</text:span></text:span><text:span text:style-name="Source_20_Text"><text:span text:style-name="T21">). </text:span></text:span></text:p>
      <text:p text:style-name="P29"><text:span text:style-name="Source_20_Text"/></text:p>
      <text:p text:style-name="P29"><text:a xlink:type="simple" xlink:href="https://up.htmlacademy.ru/htmlcss/26/criteries#d8" text:style-name="Internet_20_link" text:visited-style-name="Visited_20_Internet_20_Link">Д8.</text:a> При использовании блочно-строчных элементов явно указывайте вертикальное выравнивание</text:p>
      <text:p text:style-name="P52">По умолчанию элементы <text:span text:style-name="Source_20_Text">inline-block</text:span> имеют выравнивание <text:span text:style-name="Source_20_Text">baseline</text:span>, которое может приводить к нежелательному поведению элементов, например, когда внутри них разное количество строк.</text:p>
      <text:p text:style-name="P52">Поэтому нужно явно и осознанно задавать выравнивание таким элементам.</text:p>
      <text:p text:style-name="P52">Если блочно-строчные элементы в вёрстке не используются, то критерий заcчитывается автоматически.</text:p>
      <text:p text:style-name="P52"><text:span text:style-name="T18">Верно:</text:span> вертикально выравнивание задано явно.</text:p>
      <text:p text:style-name="P24"><text:span text:style-name="Source_20_Text">.list-item {</text:span></text:p>
      <text:p text:style-name="P24"><text:span text:style-name="Source_20_Text"><text:s text:c="2"/>display: inline-block;</text:span></text:p>
      <text:p text:style-name="P24"/>
      <text:p text:style-name="P24"><text:span text:style-name="Source_20_Text"><text:s text:c="2"/>vertical-align: top;</text:span></text:p>
      <text:p text:style-name="P26"><text:span text:style-name="Source_20_Text">}</text:span></text:p>
      <text:p text:style-name="P29"><text:a xlink:type="simple" xlink:href="https://up.htmlacademy.ru/htmlcss/26/criteries#d9" text:style-name="Internet_20_link" text:visited-style-name="Visited_20_Internet_20_Link">Д9.</text:a> Для CSS-свойств с префиксом указан вариант без префикса.</text:p>
      <text:p text:style-name="P52">Префиксы нужны либо для расширения совместимости кода со старыми браузерами, либо для использования нестабильных возможностей. Свойство без префикса указывается либо для современных браузеров, которе уже отбросили префиксы, либо для будущих браузеров.</text:p>
      <text:p text:style-name="P52">Свойства без префикса обязательно должны идти после соответствующих свойств с префиксами. Иначе браузер, поддерживающий обе версии свойства, может использовать устаревшую реализацию.</text:p>
      <text:p text:style-name="P53"><text:soft-page-break/>Верно:</text:p>
      <text:p text:style-name="P24"><text:span text:style-name="Source_20_Text">.class {</text:span></text:p>
      <text:p text:style-name="P24"><text:span text:style-name="Source_20_Text"><text:s text:c="2"/>-webkit-box-sizing: border-box;</text:span></text:p>
      <text:p text:style-name="P24"><text:span text:style-name="Source_20_Text"><text:s text:c="5"/>-moz-box-sizing: border-box;</text:span></text:p>
      <text:p text:style-name="P24"><text:span text:style-name="Source_20_Text"><text:s text:c="10"/>box-sizing: border-box;</text:span></text:p>
      <text:p text:style-name="P26"><text:span text:style-name="Source_20_Text">}</text:span></text:p>
      <text:p text:style-name="P52"/>
      <text:p text:style-name="P29"><text:a xlink:type="simple" xlink:href="https://up.htmlacademy.ru/htmlcss/26/criteries#d10" text:style-name="Internet_20_link" text:visited-style-name="Visited_20_Internet_20_Link">Д10.</text:a> Для блока, у которого есть фоновое изображение, прописан фоновый цвет, который соответствует преобладающему цвету изображения (пока изображение не загружено, страница выглядит похоже на макет).</text:p>
      <text:p text:style-name="P52">Такой метод используется для перестраховки, как и в случае со шрифтом. Только в этом случае, если фоновое изображение не загрузится, на заднем фоне останется преобладающий цвет.</text:p>
      <text:p text:style-name="P52"><text:span text:style-name="T18">Верно:</text:span> указан цвет фона перед основным изображением.</text:p>
      <text:p text:style-name="P24"><text:span text:style-name="Source_20_Text">body {</text:span></text:p>
      <text:p text:style-name="P24"><text:span text:style-name="Source_20_Text"><text:s text:c="2"/>background: #000000 url("../img/background-body.jpg") no-repeat center top;</text:span></text:p>
      <text:p text:style-name="P26"><text:span text:style-name="Source_20_Text">}</text:span></text:p>
      <text:p text:style-name="P52"/>
      <text:p text:style-name="P29"><text:a xlink:type="simple" xlink:href="https://up.htmlacademy.ru/htmlcss/26/criteries#d11" text:style-name="Internet_20_link" text:visited-style-name="Visited_20_Internet_20_Link">Д11.</text:a> Все состояния элементов (смотрите <text:span text:style-name="Source_20_Text">styleguide.psd</text:span>) прописаны в стилевом файле.</text:p>
      <text:p text:style-name="P52">В соответствии с файлом <text:span text:style-name="Source_20_Text">styleguide.psd</text:span>, который присутствует в каждом проекте, все указанные в нём элементы должны иметь соответствующие эффекты при наведении и нажатии. Должны присутствовать все активные состояния, а для чекбоксов и радио кнопок прописаны состояния <text:span text:style-name="Source_20_Text">disabled</text:span>.</text:p>
      <text:p text:style-name="P29"><text:a xlink:type="simple" xlink:href="https://up.htmlacademy.ru/htmlcss/26/criteries#d12" text:style-name="Internet_20_link" text:visited-style-name="Visited_20_Internet_20_Link">Д12.</text:a> Стилизация нестандартных элементов форм.</text:p>
      <text:p text:style-name="P52">Нестандартные элементы фор(чекбоксы, радиокнопки, выпадающие списки) должны быть реализованы без использования JavaScript.</text:p>
      <text:p text:style-name="P52"><text:a xlink:type="simple" xlink:href="https://up.htmlacademy.ru/htmlcss/26/criteries#d13" text:style-name="Internet_20_link" text:visited-style-name="Visited_20_Internet_20_Link">Д13.</text:a> Файл стилей представлен в двух вариантах: с форматированием и минимизированный, к странице подключён минимизированный. </text:p>
      <text:p text:style-name="P52"/>
      <text:p text:style-name="P29"><text:a xlink:type="simple" xlink:href="https://up.htmlacademy.ru/htmlcss/26/criteries#d25" text:style-name="Internet_20_link" text:visited-style-name="Visited_20_Internet_20_Link">Д25.</text:a> Нет глобальных стилей тегов.</text:p>
      <text:p text:style-name="P52">Для задания стилей используются только селекторы по классам или вложенные селекторы.</text:p>
      <text:p text:style-name="P53">Исключения:</text:p>
      <text:list xml:id="list3324577840" text:style-name="L18">
        <text:list-item>
          <text:p text:style-name="P80">Normalize.css, который исправляет браузерные умолчания</text:p>
        </text:list-item>
        <text:list-item>
          <text:p text:style-name="P80">Уникальные теги документа: <text:span text:style-name="Source_20_Text">⁠⁠⁠⁠html</text:span>, <text:span text:style-name="Source_20_Text">body</text:span></text:p>
        </text:list-item>
        <text:list-item>
          <text:p text:style-name="P80">Дополнительная нормализация: <text:span text:style-name="Source_20_Text">a</text:span>⁠⁠⁠⁠ и <text:span text:style-name="Source_20_Text">⁠⁠⁠⁠img</text:span>⁠⁠⁠⁠</text:p>
        </text:list-item>
        <text:list-item>
          <text:p text:style-name="P54">Общее правило для <text:span text:style-name="Source_20_Text">box-sizing</text:span>⁠⁠⁠⁠ с помощью <text:span text:style-name="Source_20_Text">⁠⁠⁠⁠inherit</text:span>⁠⁠⁠⁠ (смотри пример в колонке «Верно»)</text:p>
        </text:list-item>
      </text:list>
      <text:p text:style-name="P53">Верно:</text:p>
      <text:p text:style-name="P24"><text:span text:style-name="Source_20_Text">body { margin: 0 }</text:span></text:p>
      <text:p text:style-name="P24"><text:span text:style-name="Source_20_Text">img { max-width: 100% }</text:span></text:p>
      <text:p text:style-name="P24"><text:span text:style-name="Source_20_Text">a { text-decoration: none }</text:span></text:p>
      <text:p text:style-name="P24"/>
      <text:p text:style-name="P24"><text:span text:style-name="Source_20_Text">.feedback { color: black }</text:span></text:p>
      <text:p text:style-name="P24"><text:soft-page-break/><text:span text:style-name="Source_20_Text">.feedback ul { list-style: none }</text:span></text:p>
      <text:p text:style-name="P24"><text:span text:style-name="Source_20_Text">.feedback p { margin-bottom: 0 }</text:span></text:p>
      <text:p text:style-name="P24"/>
      <text:p text:style-name="P24"><text:span text:style-name="Source_20_Text">html { box-sizing: border-box; }</text:span></text:p>
      <text:p text:style-name="P26"><text:span text:style-name="Source_20_Text">*, *::before, *::after { box-sizing: inherit; }</text:span></text:p>
      <text:p text:style-name="P29"><text:a xlink:type="simple" xlink:href="https://up.htmlacademy.ru/htmlcss/26/criteries#d14" text:style-name="Internet_20_link" text:visited-style-name="Visited_20_Internet_20_Link">Д14.</text:a> Собственные скрипты собраны в отдельном JavaScript-файле, который подключён в HTML перед закрывающим тегом <text:span text:style-name="Source_20_Text">body</text:span>.</text:p>
      <text:p text:style-name="P52">Если JavaScript-код вставлен напрямую в HTML-файле в теге script, то критерий считается невыполненным. Это относится и к скриптам инициализации интерактивной карты (то есть используется не iframe, а Google Maps JavaScript API).</text:p>
      <text:p text:style-name="P52"/>
      <text:p text:style-name="P52"><text:a xlink:type="simple" xlink:href="https://up.htmlacademy.ru/htmlcss/26/criteries#d15" text:style-name="Internet_20_link" text:visited-style-name="Visited_20_Internet_20_Link">Д15.</text:a> JavaScript-файл представлен в двух вариантах: с форматированием и минимизированный, к странице подключён минимизированный. </text:p>
      <text:p text:style-name="P33"><text:a xlink:type="simple" xlink:href="https://up.htmlacademy.ru/htmlcss/26/criteries#d16" text:style-name="Internet_20_link" text:visited-style-name="Visited_20_Internet_20_Link">Д16.</text:a> С помощью JavaScript реализовано открытие/закрытие окна с формой (без вспомогательных библиотек).</text:p>
      <text:p text:style-name="P52"/>
      <text:p text:style-name="P52"><text:a xlink:type="simple" xlink:href="https://up.htmlacademy.ru/htmlcss/26/criteries#d17" text:style-name="Internet_20_link" text:visited-style-name="Visited_20_Internet_20_Link">Д17.</text:a> С помощью JavaScript добавлена анимация формы (без вспомогательных библиотек). </text:p>
      <text:p text:style-name="P33"><text:a xlink:type="simple" xlink:href="https://up.htmlacademy.ru/htmlcss/26/criteries#d18" text:style-name="Internet_20_link" text:visited-style-name="Visited_20_Internet_20_Link">Д18.</text:a> Добавлена интерактивная карта (допускается подключение с помощью <text:span text:style-name="Source_20_Text">iframe</text:span>).</text:p>
      <text:p text:style-name="P52"/>
      <text:p text:style-name="P29"><text:a xlink:type="simple" xlink:href="https://up.htmlacademy.ru/htmlcss/26/criteries#d19" text:style-name="Internet_20_link" text:visited-style-name="Visited_20_Internet_20_Link">Д19.</text:a> Вёрстка проходит тест на переполнение контентом.</text:p>
      <text:list xml:id="list1967285261" text:style-name="L23">
        <text:list-item>
          <text:p text:style-name="P55">Не ломается при добавлении в элементы большего количества текста; </text:p>
        </text:list-item>
      </text:list>
      <text:list xml:id="list3209675059" text:style-name="L24">
        <text:list-item>
          <text:p text:style-name="P81">Не ломается при добавлении в кнопки большего количества текста;</text:p>
        </text:list-item>
      </text:list>
      <text:list xml:id="list2324183028" text:style-name="L25">
        <text:list-item>
          <text:p text:style-name="P56">Не ломается при использовании картинок с неподходящими размерами; </text:p>
        </text:list-item>
        <text:list-item>
          <text:p text:style-name="P56">Не ломается при изменении количества потоковых блоков; </text:p>
        </text:list-item>
      </text:list>
      <text:p text:style-name="P29"><text:a xlink:type="simple" xlink:href="https://up.htmlacademy.ru/htmlcss/26/criteries#d26" text:style-name="Internet_20_link" text:visited-style-name="Visited_20_Internet_20_Link">Д26.</text:a> У интерактивных элементов при нажатии или фокусе с клавиатуры есть активное состояние.</text:p>
      <text:p text:style-name="P52">Активное состояние интерактивных элементов при нажатии или фокусе с клавиатуры должно оставаться либо встроенным браузерным, либо быть равноценно переназначено. В таком случае по интерактивным элементам сайта можно передвигаться с клавиатуры клавишей <text:span text:style-name="Source_20_Text">Tab</text:span> и видеть каждый текущий элемент в активном состоянии.</text:p>
      <text:p text:style-name="P52">Допускается делать недоступные для скринридеров элементы, если равносильная функциональность или контент уже доступны. Например, если есть ссылка на страницу авторизации, модальное окно можно спрятать с помощью <text:span text:style-name="Source_20_Text">display: none</text:span> или если есть простое поле для ввода даты, вспомогательный попап с календарём тоже можно спрятать недоступно. Однако интерактивные элементы и контент по-прежнему должны быть доступны с клавиатуры.</text:p>
      <text:p text:style-name="P52"/>
      <text:p text:style-name="P29"><text:a xlink:type="simple" xlink:href="https://up.htmlacademy.ru/htmlcss/26/criteries#d27" text:style-name="Internet_20_link" text:visited-style-name="Visited_20_Internet_20_Link">Д27.</text:a> Все интерактивные элементы имеют текстовое описание.</text:p>
      <text:p text:style-name="P52">Интерактивные элементы, представленные на макете только графически, без текста, содержат текстовое описание. Это поможет пользователям понять что именно произойдёт в результате взаимодействия, в случае если они не видят элементы интерфейса. Это описание будет озвучено скринридером.</text:p>
      <text:p text:style-name="P52"><text:soft-page-break/>К интерактивным элементам относятся все элементы страницы, с которыми пользователь взаимодействует: кликом, наведением, фокусом, кнопками клавиатуры. Например: ссылки, кнопки, поля ввода и другие элементы форм.</text:p>
      <text:p text:style-name="P52">Описание можно добавить с помощью скрытых HTML-элементов, либо с помощью специальных атрибутов <text:span text:style-name="Source_20_Text">aria-label</text:span>. Обратите внимание: атрибут <text:span text:style-name="Source_20_Text">placeholder</text:span> не предназначен для описания полей ввода, он приводит пример заполнения данных. В этом случае, предподчтительнее будет добавить скрытый связанный элемент <text:span text:style-name="Source_20_Text">&lt;label&gt;</text:span> с описанием поля.</text:p>
      <text:p text:style-name="P29"><text:a xlink:type="simple" xlink:href="https://up.htmlacademy.ru/htmlcss/26/criteries#d28" text:style-name="Internet_20_link" text:visited-style-name="Visited_20_Internet_20_Link">Д28.</text:a> У контентных изображений в <text:span text:style-name="Source_20_Text">&lt;img&gt;</text:span> заполнен <text:span text:style-name="Source_20_Text">alt</text:span></text:p>
      <text:p text:style-name="P52">Атрибут <text:span text:style-name="Source_20_Text">alt</text:span> даёт альтернативное описание изображения для скринридеров и поисковиков. Правильное описание картинки добавляет смысл и ценность появления этой картинки для пользователя.</text:p>
      <text:p text:style-name="P26"><text:span text:style-name="Source_20_Text">&lt;img src="keks.jpg" alt="Фотография рыжего кота"&gt;</text:span></text:p>
      <text:p text:style-name="P52">Простое копирование названия товара или ближайшего заголовка в <text:span text:style-name="Source_20_Text">alt</text:span> дублирует уже существующую информацию и не описывает картинку. Например, в каталоге с образцами мороженого, повторяющийся <text:span text:style-name="Source_20_Text">alt="Мороженое"</text:span> у каждой картинки не добавит ценности для пользователя. Но если описать цветовые и вкусовые характеристики, то у картинок появится смысл:</text:p>
      <text:p text:style-name="P24"><text:span text:style-name="Source_20_Text">&lt;img src="strawberry.jpg" alt="Розовое клубничное мороженое с присыпкой сердечками"&gt;</text:span></text:p>
      <text:p text:style-name="P26"><text:span text:style-name="Source_20_Text">&lt;img src="caramel.jpg" alt="Бежевое ванильное мороженое с карамельным соусом"&gt;</text:span></text:p>
      <text:p text:style-name="P52">Хорошим альтернативным текстом для картинки с картой, может стать адрес, который обозначен на этой карте и так далее. Подробнее читайте в «<text:a xlink:type="simple" xlink:href="https://habr.com/ru/post/341810/" text:style-name="Internet_20_link" text:visited-style-name="Visited_20_Internet_20_Link">Руководстве по alt-text от слабовидящего веб-разработчика</text:a>».</text:p>
      <text:p text:style-name="P52"/>
      <text:p text:style-name="P29"><text:a xlink:type="simple" xlink:href="https://up.htmlacademy.ru/htmlcss/26/criteries#d29" text:style-name="Internet_20_link" text:visited-style-name="Visited_20_Internet_20_Link">Д29.</text:a> Телефоны размечены ссылками с протоколом <text:span text:style-name="Source_20_Text">tel</text:span></text:p>
      <text:p text:style-name="P52">Мобильные и десктопные браузеры вызывают системные приложения для звонков (сотовый звонок, Skype, Facetime и другие) при клике по ссылке с протоколом <text:span text:style-name="Source_20_Text">tel</text:span>, по аналогии с протоколом <text:span text:style-name="Source_20_Text">mailto</text:span>, который открывает почтовый клиент.</text:p>
      <text:p text:style-name="P26"><text:span text:style-name="Source_20_Text">&lt;a href="tel:88005558628"&gt;8 800 555-86-28&lt;/a&gt;</text:span></text:p>
      <text:p text:style-name="P52"><text:span text:style-name="Strong_20_Emphasis">Важно:</text:span> Из телефона нужно убрать все вспомогательные символы, добавленные для читаемости: пробелы, дефисы, скобки, префикс с регионом <text:span text:style-name="Source_20_Text">+7</text:span> (и другими) остаётся:</text:p>
      <text:p text:style-name="P26"><text:span text:style-name="Source_20_Text">&lt;a href="tel:+12345678900"&gt;+1 (234) 567-89-00&lt;/a&gt;</text:span></text:p>
      <text:p text:style-name="P29"><text:a xlink:type="simple" xlink:href="https://up.htmlacademy.ru/htmlcss/26/criteries#d20" text:style-name="Internet_20_link" text:visited-style-name="Visited_20_Internet_20_Link">Д20.</text:a> Критическая функциональность сайта работоспособна без JavaScript (использовано прогрессивное улучшение).</text:p>
      <text:p text:style-name="P52">Например:</text:p>
      <text:list xml:id="list2957081230" text:style-name="L26">
        <text:list-item>
          <text:p text:style-name="P82">Все формы являются работоспособными без JavaScript;</text:p>
        </text:list-item>
        <text:list-item>
          <text:p text:style-name="P57">Элементы, вызывающие появление попапов, являются ссылками, ведущими на отдельные страницы; </text:p>
          <text:p text:style-name="P57">Для выполнения этого требования достаточно указать адрес на страницу (например, <text:span text:style-name="Source_20_Text">writeus.html</text:span>), на которую будет происходить переход в случае неработоспособности JavaScript. При этом верстать саму страницу необязательно. Пример:</text:p>
          <text:p text:style-name="P27"><text:soft-page-break/><text:span text:style-name="Source_20_Text">&lt;a class="btn btn-open-form" href="form.html"&gt;Открыть форму&lt;/a&gt;</text:span></text:p>
        </text:list-item>
        <text:list-item>
          <text:p text:style-name="P57">Интерактивная карта без JavaScript показывает статичную картинку с картой.</text:p>
        </text:list-item>
      </text:list>
      <text:p text:style-name="P29"><text:a xlink:type="simple" xlink:href="https://up.htmlacademy.ru/htmlcss/26/criteries#d21" text:style-name="Internet_20_link" text:visited-style-name="Visited_20_Internet_20_Link">Д21.</text:a> Отсутствует транслит в названиях классов, атрибутах, названиях файлов и так далее.</text:p>
      <text:p text:style-name="P52">Для написания классов необходимо использовать английские слова и термины.</text:p>
      <text:p text:style-name="P52"><text:a xlink:type="simple" xlink:href="https://up.htmlacademy.ru/htmlcss/26/criteries#d22" text:style-name="Internet_20_link" text:visited-style-name="Visited_20_Internet_20_Link">Д22.</text:a> При взаимодействии с элементами (наведение, нажатие) ни сам элемент, ни окружающие его блоки не меняют своего положения (если иное не прописано в техническом задании или <text:span text:style-name="Source_20_Text">styleguide.psd</text:span>). </text:p>
      <text:p text:style-name="P29"><text:a xlink:type="simple" xlink:href="https://up.htmlacademy.ru/htmlcss/26/criteries#d24" text:style-name="Internet_20_link" text:visited-style-name="Visited_20_Internet_20_Link">Д24.</text:a> Страницы должны ссылаться друг на друга из главного меню.</text:p>
      <text:p text:style-name="P52">При этом активный пункт меню должен быть подсвечен в соответствии с файлом <text:span text:style-name="Source_20_Text">styleguide.psd</text:span>. Также на всех внутренних страницах должна быть ссылка на логотипе, ведущая на главную страницу. Однако на главной странице логотип должен быть без ссылки.</text:p>
      <text:p text:style-name="P52"><text:span text:style-name="Source_20_Text"><text:span text:style-name="T21"/></text:span></text:p>
      <text:p text:style-name="Text_20_body"><text:span text:style-name="Source_20_Text"><text:span text:style-name="T21"/></text:span></text:p>
      <text:p text:style-name="Text_20_body"><text:span text:style-name="Source_20_Text"><text:span text:style-name="T21"/></text:span></text:p>
      <text:h text:style-name="P18" text:outline-level="1"><text:span text:style-name="Source_20_Text"><text:span text:style-name="T21"/></text:span></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ce style:name="Arial2" svg:font-family="Arial" style:font-family-generic="swiss"/>
    <style:font-face style:name="DejaVu Sans" svg:font-family="'DejaVu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1.27cm" fo:margin-right="0cm" fo:margin-top="0.101cm" fo:margin-bottom="0cm" loext:contextual-spacing="false" fo:text-indent="-1.268cm" style:auto-text-indent="false" text:number-lines="true" text:line-number="0"/>
      <style:text-properties style:font-name="DejaVu Sans" fo:font-family="'DejaVu Sans'" style:font-family-generic="swiss" fo:font-size="11pt" fo:language="en" fo:country="US" style:font-size-asian="11pt" style:font-size-complex="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1"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3-29T19:55:11.272000000</meta:creation-date>
    <dc:date>2020-07-23T13:09:39.924000000</dc:date>
    <meta:editing-duration>PT2H4S</meta:editing-duration>
    <meta:editing-cycles>51</meta:editing-cycles>
    <meta:generator>LibreOffice/6.4.4.2$Windows_X86_64 LibreOffice_project/3d775be2011f3886db32dfd395a6a6d1ca2630ff</meta:generator>
    <meta:document-statistic meta:table-count="0" meta:image-count="0" meta:object-count="0" meta:page-count="19" meta:paragraph-count="451" meta:word-count="4144" meta:character-count="31867" meta:non-whitespace-character-count="28035"/>
  </office:meta>
</office:document-meta>
</file>